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20"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P182" style:parent-style-name="Standard" style:family="paragraph">
      <style:paragraph-properties fo:text-align="justify" fo:margin-top="0.0833in" fo:margin-bottom="0.0416in" fo:line-height="150%"/>
    </style:style>
    <style:style style:name="T183" style:parent-style-name="Absatz-Standardschriftart" style:family="text">
      <style:text-properties fo:language="en" fo:country="US"/>
    </style:style>
    <style:style style:name="P184" style:parent-style-name="Standard" style:family="paragraph">
      <style:paragraph-properties fo:text-align="justify" fo:margin-top="0.0833in" fo:margin-bottom="0.0416in" fo:line-height="150%"/>
    </style:style>
    <style:style style:name="P185" style:parent-style-name="Standard" style:family="paragraph">
      <style:paragraph-properties fo:text-align="justify" fo:margin-top="0.0833in" fo:margin-bottom="0.0416in" fo:line-height="150%"/>
      <style:text-properties fo:color="#000000" fo:font-size="12pt" style:font-size-asian="12pt" style:font-size-complex="12pt" fo:language="en" fo:country="US"/>
    </style:style>
    <style:style style:name="P186" style:parent-style-name="Standard" style:family="paragraph">
      <style:paragraph-properties fo:text-align="justify" fo:margin-top="0.0833in" fo:margin-bottom="0.0416in" fo:line-height="150%"/>
      <style:text-properties fo:color="#C9211E" fo:language="en" fo:country="US"/>
    </style:style>
    <style:style style:name="P187" style:parent-style-name="Standard" style:family="paragraph">
      <style:paragraph-properties fo:text-align="justify" fo:margin-top="0.0833in" fo:margin-bottom="0.0416in" fo:line-height="150%"/>
    </style:style>
    <style:style style:name="T188" style:parent-style-name="Absatz-Standardschriftart" style:family="text">
      <style:text-properties fo:color="#000000" fo:font-size="12pt" style:font-size-asian="12pt" style:font-size-complex="12pt" fo:language="en" fo:country="US"/>
    </style:style>
    <style:style style:name="P189" style:parent-style-name="Standard" style:family="paragraph">
      <style:paragraph-properties fo:text-align="justify" fo:margin-top="0.0833in" fo:margin-bottom="0.0416in" fo:line-height="150%"/>
    </style:style>
    <style:style style:name="T190" style:parent-style-name="Absatz-Standardschriftart" style:family="text">
      <style:text-properties fo:color="#000000" fo:font-size="12pt" style:font-size-asian="12pt" style:font-size-complex="12pt" fo:language="en" fo:country="US"/>
    </style:style>
    <style:style style:name="P191" style:parent-style-name="Standard" style:family="paragraph">
      <style:paragraph-properties fo:text-align="justify" fo:margin-top="0.0833in" fo:margin-bottom="0.0416in" fo:line-height="150%"/>
      <style:text-properties fo:language="en" fo:country="US"/>
    </style:style>
    <style:style style:name="P192" style:parent-style-name="Überschrift2" style:family="paragraph">
      <style:paragraph-properties fo:line-height="150%"/>
      <style:text-properties fo:language="en" fo:country="US"/>
    </style:style>
    <style:style style:name="P193" style:parent-style-name="Standard" style:family="paragraph">
      <style:paragraph-properties fo:text-align="justify" fo:margin-top="0.0833in" fo:margin-bottom="0.0416in" fo:line-height="150%"/>
    </style:style>
    <style:style style:name="T194" style:parent-style-name="Absatz-Standardschriftart" style:family="text">
      <style:text-properties fo:font-size="12pt" style:font-size-asian="12pt" style:font-size-complex="12pt" fo:language="en" fo:country="US"/>
    </style:style>
    <style:style style:name="T195" style:parent-style-name="Absatz-Standardschriftart" style:family="text">
      <style:text-properties style:text-position="super 66.6%" fo:font-size="12pt" style:font-size-asian="12pt" style:font-size-complex="12pt" fo:language="en" fo:country="US"/>
    </style:style>
    <style:style style:name="T196" style:parent-style-name="Absatz-Standardschriftart" style:family="text">
      <style:text-properties fo:font-size="12pt" style:font-size-asian="12pt" style:font-size-complex="12pt" fo:language="en" fo:country="US"/>
    </style:style>
    <style:style style:name="P197" style:parent-style-name="Standard" style:family="paragraph">
      <style:paragraph-properties fo:margin-top="0.0833in" fo:margin-bottom="0.0416in" fo:line-height="150%"/>
      <style:text-properties fo:font-size="12pt" style:font-size-asian="12pt" style:font-size-complex="12pt"/>
    </style:style>
    <style:style style:name="P198" style:parent-style-name="Überschrift2" style:family="paragraph">
      <style:text-properties fo:language="en" fo:country="US"/>
    </style:style>
    <style:style style:name="P199" style:parent-style-name="Standard" style:family="paragraph">
      <style:paragraph-properties fo:margin-top="0.0833in" fo:margin-bottom="0.0416in" fo:line-height="150%"/>
      <style:text-properties fo:font-size="12pt" style:font-size-asian="12pt" style:font-size-complex="12pt" fo:language="en" fo:country="US"/>
    </style:style>
    <style:style style:name="P200" style:parent-style-name="Standard" style:family="paragraph">
      <style:paragraph-properties fo:margin-top="0.0833in" fo:margin-bottom="0.0416in" fo:line-height="150%"/>
      <style:text-properties fo:font-size="12pt" style:font-size-asian="12pt" style:font-size-complex="12pt" fo:language="de" fo:country="DE"/>
    </style:style>
    <style:style style:name="P201" style:parent-style-name="Standard" style:family="paragraph">
      <style:paragraph-properties fo:margin-top="0.0833in" fo:margin-bottom="0.0416in" fo:line-height="150%"/>
      <style:text-properties fo:font-size="12pt" style:font-size-asian="12pt" style:font-size-complex="12pt" fo:language="de" fo:country="DE"/>
    </style:style>
    <style:style style:name="P202" style:parent-style-name="Standard" style:family="paragraph">
      <style:text-properties fo:font-size="12pt" style:font-size-asian="12pt" style:font-size-complex="12pt" fo:language="de" fo:country="DE"/>
    </style:style>
    <style:style style:name="T203" style:parent-style-name="Absatz-Standardschriftart" style:family="text">
      <style:text-properties fo:language="en" fo:country="US"/>
    </style:style>
    <style:style style:name="P204" style:parent-style-name="Standard" style:family="paragraph">
      <style:paragraph-properties fo:margin-top="0.0833in" fo:margin-bottom="0.0416in" fo:line-height="150%"/>
      <style:text-properties fo:font-size="12pt" style:font-size-asian="12pt" style:font-size-complex="12pt" fo:language="en" fo:country="US"/>
    </style:style>
    <style:style style:name="P205" style:parent-style-name="Standard" style:family="paragraph">
      <style:paragraph-properties fo:margin-top="0.0833in" fo:margin-bottom="0.0416in" fo:line-height="150%"/>
      <style:text-properties fo:font-size="12pt" style:font-size-asian="12pt" style:font-size-complex="12pt"/>
    </style:style>
    <style:style style:name="P206" style:parent-style-name="Standard" style:family="paragraph">
      <style:paragraph-properties fo:margin-top="0.0833in" fo:margin-bottom="0.0416in" fo:line-height="150%"/>
      <style:text-properties fo:font-size="12pt" style:font-size-asian="12pt" style:font-size-complex="12pt"/>
    </style:style>
    <style:style style:name="P20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0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09" style:parent-style-name="Standard" style:family="paragraph">
      <style:paragraph-properties fo:text-align="justify" fo:margin-top="0.0833in" fo:margin-bottom="0.0416in" fo:line-height="150%"/>
    </style:style>
    <style:style style:name="T210" style:parent-style-name="Absatz-Standardschriftart" style:family="text">
      <style:text-properties fo:font-size="12pt" style:font-size-asian="12pt" style:font-size-complex="12pt" fo:language="en" fo:country="US"/>
    </style:style>
    <style:style style:name="T211" style:parent-style-name="Absatz-Standardschriftart" style:family="text">
      <style:text-properties fo:font-size="12pt" style:font-size-asian="12pt" style:font-size-complex="12pt" fo:language="de" fo:country="DE"/>
    </style:style>
    <style:style style:name="T212" style:parent-style-name="Absatz-Standardschriftart" style:family="text">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6" style:parent-style-name="Standard" style:family="paragraph">
      <style:paragraph-properties fo:text-align="justify" fo:margin-top="0.0833in" fo:margin-bottom="0.0416in" fo:line-height="150%"/>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de" fo:country="DE"/>
    </style:style>
    <style:style style:name="T219" style:parent-style-name="Absatz-Standardschriftart" style:family="text">
      <style:text-properties fo:font-size="12pt" style:font-size-asian="12pt" style:font-size-complex="12pt" fo:language="en" fo:country="US"/>
    </style:style>
    <style:style style:name="T220" style:parent-style-name="Absatz-Standardschriftart" style:family="text">
      <style:text-properties fo:font-size="12pt" style:font-size-asian="12pt" style:font-size-complex="12pt" fo:language="en" fo:country="US"/>
    </style:style>
    <style:style style:name="P22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style>
    <style:style style:name="T236" style:parent-style-name="Absatz-Standardschriftart" style:family="text">
      <style:text-properties fo:font-size="12pt" style:font-size-asian="12pt" style:font-size-complex="12pt" fo:language="en" fo:country="US"/>
    </style:style>
    <style:style style:name="T237" style:parent-style-name="Absatz-Standardschriftart" style:family="text">
      <style:text-properties fo:font-size="12pt" style:font-size-asian="12pt" style:font-size-complex="12pt" fo:language="de" fo:country="DE"/>
    </style:style>
    <style:style style:name="T238" style:parent-style-name="Absatz-Standardschriftart" style:family="text">
      <style:text-properties fo:font-size="12pt" style:font-size-asian="12pt" style:font-size-complex="12pt" fo:language="en" fo:country="US"/>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3" style:parent-style-name="Standard" style:family="paragraph">
      <style:paragraph-properties fo:text-align="justify" fo:margin-top="0.0833in" fo:margin-bottom="0.0416in" fo:line-height="150%"/>
    </style:style>
    <style:style style:name="T244" style:parent-style-name="Absatz-Standardschriftart" style:family="text">
      <style:text-properties fo:font-size="12pt" style:font-size-asian="12pt" style:font-size-complex="12pt" fo:language="en" fo:country="US"/>
    </style:style>
    <style:style style:name="T245" style:parent-style-name="Absatz-Standardschriftart" style:family="text">
      <style:text-properties fo:font-size="12pt" style:font-size-asian="12pt" style:font-size-complex="12pt" fo:language="en" fo:country="US"/>
    </style:style>
    <style:style style:name="T246" style:parent-style-name="Absatz-Standardschriftart" style:family="text">
      <style:text-properties fo:font-size="12pt" style:font-size-asian="12pt" style:font-size-complex="12pt" fo:language="de" fo:country="DE"/>
    </style:style>
    <style:style style:name="P24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4"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master-page-name="MP8" style:family="paragraph">
      <style:paragraph-properties fo:widows="0" fo:orphans="0" fo:break-before="page" fo:margin-bottom="0in"/>
    </style:style>
    <style:style style:name="T266" style:parent-style-name="Fett" style:family="text">
      <style:text-properties fo:font-weight="bold" style:font-weight-asian="bold" style:font-weight-complex="normal"/>
    </style:style>
    <style:style style:name="P267" style:parent-style-name="Standard" style:family="paragraph">
      <style:paragraph-properties fo:widows="0" fo:orphans="0" fo:text-align="justify" fo:margin-bottom="0in" fo:line-height="150%"/>
      <style:text-properties fo:font-size="12pt" style:font-size-asian="12pt" style:font-size-complex="12pt"/>
    </style:style>
    <style:style style:name="P268" style:parent-style-name="Überschrift2" style:family="paragraph">
      <style:paragraph-properties fo:line-height="150%"/>
    </style:style>
    <style:style style:name="P269" style:parent-style-name="Standard" style:family="paragraph">
      <style:paragraph-properties fo:widows="0" fo:orphans="0" fo:margin-bottom="0in" fo:line-height="150%"/>
    </style:style>
    <style:style style:name="P270" style:parent-style-name="Standard" style:family="paragraph">
      <style:paragraph-properties fo:widows="0" fo:orphans="0" fo:text-align="justify" fo:margin-bottom="0in" fo:line-height="150%"/>
    </style:style>
    <style:style style:name="P271" style:parent-style-name="Standard" style:family="paragraph">
      <style:paragraph-properties fo:widows="0" fo:orphans="0" fo:margin-bottom="0in" fo:line-height="150%"/>
    </style:style>
    <style:style style:name="P272" style:parent-style-name="Listenabsatz" style:family="paragraph">
      <style:paragraph-properties fo:widows="0" fo:orphans="0" fo:margin-bottom="0in" fo:line-height="150%"/>
      <style:text-properties fo:language="en" fo:country="US"/>
    </style:style>
    <style:style style:name="P273" style:parent-style-name="Überschrift2" style:family="paragraph">
      <style:paragraph-properties fo:line-height="150%"/>
      <style:text-properties fo:language="en" fo:country="US"/>
    </style:style>
    <style:style style:name="P274" style:parent-style-name="Standard" style:family="paragraph">
      <style:paragraph-properties fo:widows="0" fo:orphans="0" fo:text-align="justify" fo:margin-bottom="0in" fo:line-height="150%"/>
      <style:text-properties fo:language="en" fo:country="US"/>
    </style:style>
    <style:style style:name="P275" style:parent-style-name="Standard" style:family="paragraph">
      <style:paragraph-properties fo:widows="0" fo:orphans="0" fo:text-align="justify" fo:margin-bottom="0in" fo:line-height="150%"/>
    </style:style>
    <style:style style:name="T276" style:parent-style-name="Absatz-Standardschriftart" style:family="text">
      <style:text-properties fo:font-weight="bold" style:font-weight-asian="bold"/>
    </style:style>
    <style:style style:name="P277" style:parent-style-name="Standard" style:family="paragraph">
      <style:paragraph-properties fo:widows="0" fo:orphans="0" fo:margin-bottom="0in" fo:line-height="150%"/>
      <style:text-properties fo:language="en" fo:country="US"/>
    </style:style>
    <style:style style:name="P278" style:parent-style-name="Überschrift2" style:family="paragraph">
      <style:paragraph-properties fo:line-height="150%"/>
      <style:text-properties fo:language="en" fo:country="US"/>
    </style:style>
    <style:style style:name="P279" style:parent-style-name="Standard" style:family="paragraph">
      <style:paragraph-properties fo:widows="0" fo:orphans="0" fo:text-align="justify" fo:margin-bottom="0in" fo:line-height="150%"/>
      <style:text-properties fo:language="en" fo:country="US"/>
    </style:style>
    <style:style style:name="P280" style:parent-style-name="Standard" style:family="paragraph">
      <style:paragraph-properties fo:widows="0" fo:orphans="0" fo:text-align="justify" fo:margin-bottom="0in"/>
      <style:text-properties fo:language="en" fo:country="US"/>
    </style:style>
    <style:style style:name="P281" style:parent-style-name="Überschrift3" style:family="paragraph">
      <style:text-properties fo:language="en" fo:country="US"/>
    </style:style>
    <style:style style:name="P282" style:parent-style-name="Standard" style:family="paragraph">
      <style:paragraph-properties fo:widows="0" fo:orphans="0" fo:text-align="justify" fo:margin-bottom="0in"/>
      <style:text-properties fo:language="en" fo:country="US"/>
    </style:style>
    <style:style style:name="P283" style:parent-style-name="Überschrift3" style:family="paragraph">
      <style:text-properties fo:language="en" fo:country="US"/>
    </style:style>
    <style:style style:name="P284" style:parent-style-name="Standard" style:family="paragraph">
      <style:paragraph-properties fo:widows="0" fo:orphans="0" fo:text-align="justify" fo:margin-bottom="0in"/>
      <style:text-properties fo:language="en" fo:country="US"/>
    </style:style>
    <style:style style:name="P285" style:parent-style-name="Überschrift3" style:family="paragraph">
      <style:text-properties fo:language="en" fo:country="US"/>
    </style:style>
    <style:style style:name="P286" style:parent-style-name="Standard" style:family="paragraph">
      <style:paragraph-properties fo:widows="0" fo:orphans="0" fo:margin-bottom="0in"/>
      <style:text-properties fo:language="en" fo:country="US"/>
    </style:style>
    <style:style style:name="P287" style:parent-style-name="Überschrift2" style:family="paragraph">
      <style:paragraph-properties fo:line-height="150%"/>
    </style:style>
    <style:style style:name="P288" style:parent-style-name="Standard" style:family="paragraph">
      <style:paragraph-properties fo:widows="0" fo:orphans="0" fo:text-align="justify" fo:margin-bottom="0in" fo:line-height="150%"/>
    </style:style>
    <style:style style:name="P289" style:parent-style-name="Standard" style:family="paragraph">
      <style:paragraph-properties fo:widows="0" fo:orphans="0" fo:margin-bottom="0in" fo:line-height="150%"/>
    </style:style>
    <style:style style:name="P290" style:parent-style-name="Überschrift3" style:family="paragraph">
      <style:text-properties fo:language="en" fo:country="US"/>
    </style:style>
    <style:style style:name="P291" style:parent-style-name="Standard" style:family="paragraph">
      <style:paragraph-properties fo:widows="0" fo:orphans="0" fo:margin-bottom="0in" fo:line-height="150%"/>
    </style:style>
    <style:style style:name="P292" style:parent-style-name="Standard" style:family="paragraph">
      <style:paragraph-properties fo:widows="0" fo:orphans="0" fo:text-align="justify" fo:margin-bottom="0in" fo:line-height="150%"/>
    </style:style>
    <style:style style:name="P293" style:parent-style-name="Standard" style:family="paragraph">
      <style:paragraph-properties fo:widows="0" fo:orphans="0" fo:margin-bottom="0in"/>
    </style:style>
    <style:style style:name="P294" style:parent-style-name="Listenabsatz" style:list-style-name="LFO39" style:family="paragraph">
      <style:paragraph-properties fo:widows="0" fo:orphans="0" fo:margin-bottom="0in"/>
      <style:text-properties fo:language="de" fo:country="DE"/>
    </style:style>
    <style:style style:name="P295" style:parent-style-name="Standard" style:family="paragraph">
      <style:paragraph-properties fo:widows="0" fo:orphans="0" fo:margin-bottom="0in"/>
      <style:text-properties fo:language="de" fo:country="DE"/>
    </style:style>
    <style:style style:name="P296" style:parent-style-name="Überschrift3" style:family="paragraph">
      <style:paragraph-properties fo:text-align="justify"/>
      <style:text-properties fo:language="en" fo:country="US"/>
    </style:style>
    <style:style style:name="P297" style:parent-style-name="Standard" style:family="paragraph">
      <style:paragraph-properties fo:widows="0" fo:orphans="0" fo:text-align="justify" fo:margin-bottom="0in" fo:line-height="150%"/>
    </style:style>
    <style:style style:name="P298" style:parent-style-name="Standard" style:family="paragraph">
      <style:paragraph-properties fo:widows="0" fo:orphans="0" fo:text-align="justify" fo:margin-bottom="0in" fo:line-height="150%"/>
    </style:style>
    <style:style style:name="P299" style:parent-style-name="Standard" style:family="paragraph">
      <style:paragraph-properties fo:widows="0" fo:orphans="0" fo:margin-bottom="0in"/>
    </style:style>
    <style:style style:name="P300" style:parent-style-name="Standard" style:family="paragraph">
      <style:paragraph-properties fo:widows="0" fo:orphans="0" fo:margin-bottom="0in" fo:margin-left="0.25in">
        <style:tab-stops/>
      </style:paragraph-properties>
      <style:text-properties fo:language="en" fo:country="US"/>
    </style:style>
    <style:style style:name="P301" style:parent-style-name="Überschrift3" style:family="paragraph">
      <style:paragraph-properties fo:text-align="justify"/>
      <style:text-properties fo:language="en" fo:country="US"/>
    </style:style>
    <style:style style:name="P302" style:parent-style-name="Standard" style:family="paragraph">
      <style:paragraph-properties fo:widows="0" fo:orphans="0" fo:text-align="justify" fo:margin-bottom="0in" fo:line-height="150%"/>
    </style:style>
    <style:style style:name="P303" style:parent-style-name="Standard" style:family="paragraph">
      <style:paragraph-properties fo:widows="0" fo:orphans="0" fo:text-align="justify" fo:margin-bottom="0in" fo:line-height="150%"/>
    </style:style>
    <style:style style:name="P304" style:parent-style-name="Standard" style:family="paragraph">
      <style:paragraph-properties fo:widows="0" fo:orphans="0" fo:margin-bottom="0in"/>
    </style:style>
    <style:style style:name="P305" style:parent-style-name="Standard" style:family="paragraph">
      <style:paragraph-properties fo:widows="0" fo:orphans="0" fo:margin-bottom="0in"/>
    </style:style>
    <style:style style:name="P306" style:parent-style-name="Listenabsatz" style:list-style-name="LFO39" style:family="paragraph">
      <style:paragraph-properties fo:widows="0" fo:orphans="0" fo:margin-bottom="0in"/>
      <style:text-properties fo:language="de" fo:country="DE"/>
    </style:style>
    <style:style style:name="P307" style:parent-style-name="Listenabsatz" style:list-style-name="LFO39" style:family="paragraph">
      <style:paragraph-properties fo:widows="0" fo:orphans="0" fo:margin-bottom="0in"/>
      <style:text-properties fo:language="de" fo:country="DE"/>
    </style:style>
    <style:style style:name="P308" style:parent-style-name="Standard" style:family="paragraph">
      <style:paragraph-properties fo:widows="0" fo:orphans="0" fo:margin-bottom="0in"/>
      <style:text-properties fo:language="de" fo:country="DE"/>
    </style:style>
    <style:style style:name="P309" style:parent-style-name="Überschrift3" style:family="paragraph">
      <style:paragraph-properties fo:text-align="justify"/>
      <style:text-properties fo:language="en" fo:country="US"/>
    </style:style>
    <style:style style:name="P310" style:parent-style-name="Standard" style:family="paragraph">
      <style:paragraph-properties fo:widows="0" fo:orphans="0" fo:text-align="justify" fo:margin-bottom="0in" fo:line-height="150%"/>
      <style:text-properties fo:language="en" fo:country="US"/>
    </style:style>
    <style:style style:name="P311" style:parent-style-name="Standard" style:family="paragraph">
      <style:paragraph-properties fo:widows="0" fo:orphans="0" fo:text-align="justify" fo:margin-bottom="0in" fo:line-height="150%"/>
      <style:text-properties fo:language="en" fo:country="US"/>
    </style:style>
    <style:style style:name="P312" style:parent-style-name="Standard" style:family="paragraph">
      <style:paragraph-properties fo:widows="0" fo:orphans="0" fo:margin-bottom="0in"/>
      <style:text-properties fo:language="en" fo:country="US"/>
    </style:style>
    <style:style style:name="P313" style:parent-style-name="Überschrift3" style:family="paragraph">
      <style:text-properties fo:language="en" fo:country="US"/>
    </style:style>
    <style:style style:name="P314" style:parent-style-name="Standard" style:family="paragraph">
      <style:paragraph-properties fo:widows="0" fo:orphans="0" fo:margin-bottom="0in"/>
      <style:text-properties fo:language="en" fo:country="US"/>
    </style:style>
    <style:style style:name="P315" style:parent-style-name="Standard" style:family="paragraph">
      <style:paragraph-properties fo:widows="0" fo:orphans="0" fo:text-align="justify" fo:margin-bottom="0in" fo:line-height="150%"/>
    </style:style>
    <style:style style:name="T316" style:parent-style-name="Absatz-Standardschriftart" style:family="text">
      <style:text-properties fo:language="en" fo:country="US"/>
    </style:style>
    <style:style style:name="T317" style:parent-style-name="Absatz-Standardschriftart" style:family="text">
      <style:text-properties fo:language="en" fo:country="US"/>
    </style:style>
    <style:style style:name="T318" style:parent-style-name="Absatz-Standardschriftart" style:family="text">
      <style:text-properties fo:font-weight="bold" style:font-weight-asian="bold" fo:language="en" fo:country="US"/>
    </style:style>
    <style:style style:name="T319" style:parent-style-name="Absatz-Standardschriftart" style:family="text">
      <style:text-properties fo:font-weight="bold" style:font-weight-asian="bold" fo:language="en" fo:country="US"/>
    </style:style>
    <style:style style:name="T320" style:parent-style-name="Absatz-Standardschriftart" style:family="text">
      <style:text-properties fo:language="en" fo:country="US"/>
    </style:style>
    <style:style style:name="P321" style:parent-style-name="Standard" style:family="paragraph">
      <style:paragraph-properties fo:keep-with-next="always" fo:text-align="justify" fo:margin-bottom="0.0416in"/>
      <style:text-properties fo:language="en" fo:country="US"/>
    </style:style>
    <style:style style:name="P322" style:parent-style-name="Standard" style:family="paragraph">
      <style:paragraph-properties fo:keep-with-next="always" fo:text-align="justify" fo:margin-bottom="0.0416in"/>
    </style:style>
    <style:style style:name="T323" style:parent-style-name="Absatz-Standardschriftart" style:family="text">
      <style:text-properties style:font-name="Calibri"/>
    </style:style>
    <style:style style:name="T324" style:parent-style-name="Absatz-Standardschriftart" style:family="text">
      <style:text-properties style:font-name="Calibri"/>
    </style:style>
    <style:style style:name="T325" style:parent-style-name="Absatz-Standardschriftart" style:family="text">
      <style:text-properties style:font-name="Calibri" fo:color="#333333"/>
    </style:style>
    <style:style style:name="T326" style:parent-style-name="Absatz-Standardschriftart" style:family="text">
      <style:text-properties style:font-name="Calibri" fo:color="#333333"/>
    </style:style>
    <style:style style:name="T327" style:parent-style-name="Absatz-Standardschriftart" style:family="text">
      <style:text-properties style:font-name="Calibri" fo:color="#333333"/>
    </style:style>
    <style:style style:name="T328" style:parent-style-name="Absatz-Standardschriftart" style:family="text">
      <style:text-properties style:font-name="Calibri" fo:color="#333333"/>
    </style:style>
    <style:style style:name="T329" style:parent-style-name="Absatz-Standardschriftart" style:family="text">
      <style:text-properties style:font-name="Calibri" fo:color="#333333"/>
    </style:style>
    <style:style style:name="T330" style:parent-style-name="Absatz-Standardschriftart" style:family="text">
      <style:text-properties style:font-name="Calibri" fo:color="#333333"/>
    </style:style>
    <style:style style:name="T331" style:parent-style-name="Absatz-Standardschriftart" style:family="text">
      <style:text-properties style:font-name="Calibri" fo:color="#333333"/>
    </style:style>
    <style:style style:name="T332" style:parent-style-name="Absatz-Standardschriftart" style:family="text">
      <style:text-properties style:font-name="Calibri" fo:color="#333333"/>
    </style:style>
    <style:style style:name="T333" style:parent-style-name="Absatz-Standardschriftart" style:family="text">
      <style:text-properties style:font-name="Calibri" fo:color="#333333"/>
    </style:style>
    <style:style style:name="TableColumn335" style:family="table-column">
      <style:table-column-properties style:column-width="1.3694in"/>
    </style:style>
    <style:style style:name="TableColumn336" style:family="table-column">
      <style:table-column-properties style:column-width="0.4597in"/>
    </style:style>
    <style:style style:name="TableColumn337" style:family="table-column">
      <style:table-column-properties style:column-width="4.7645in"/>
    </style:style>
    <style:style style:name="Table334" style:family="table">
      <style:table-properties style:width="6.5937in" fo:margin-left="0in" table:align="center"/>
    </style:style>
    <style:style style:name="TableRow338" style:family="table-row">
      <style:table-row-properties fo:keep-together="always"/>
    </style:style>
    <style:style style:name="TableCell339" style:family="table-cell">
      <style:table-cell-properties fo:border-top="0.0312in solid #D3D3D3" fo:border-left="0.0034in solid #D3D3D3" fo:border-bottom="0.0312in solid #D3D3D3" fo:border-right="none" style:writing-mode="lr-tb" style:vertical-align="bottom" fo:padding-top="0in" fo:padding-left="0.0416in" fo:padding-bottom="0in" fo:padding-right="0.0416in"/>
    </style:style>
    <style:style style:name="P340" style:parent-style-name="Standard" style:family="paragraph">
      <style:paragraph-properties fo:keep-with-next="always" style:vertical-align="auto" fo:margin-bottom="0.0416in"/>
    </style:style>
    <style:style style:name="T34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42" style:family="table-cell">
      <style:table-cell-properties fo:border-top="0.0312in solid #D3D3D3" fo:border-left="none" fo:border-bottom="0.0312in solid #D3D3D3" fo:border-right="none" style:writing-mode="lr-tb" style:vertical-align="bottom" fo:padding-top="0in" fo:padding-left="0.0416in" fo:padding-bottom="0in" fo:padding-right="0.0416in"/>
    </style:style>
    <style:style style:name="P343" style:parent-style-name="Standard" style:family="paragraph">
      <style:paragraph-properties fo:keep-with-next="always" style:vertical-align="auto" fo:margin-bottom="0.0416in"/>
    </style:style>
    <style:style style:name="T34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45" style:family="table-cell">
      <style:table-cell-properties fo:border-top="0.0312in solid #D3D3D3" fo:border-left="none" fo:border-bottom="0.0312in solid #D3D3D3" fo:border-right="0.0034in solid #D3D3D3" style:writing-mode="lr-tb" style:vertical-align="bottom" fo:padding-top="0in" fo:padding-left="0.0416in" fo:padding-bottom="0in" fo:padding-right="0.0416in"/>
    </style:style>
    <style:style style:name="P346" style:parent-style-name="Standard" style:family="paragraph">
      <style:paragraph-properties fo:keep-with-next="always" style:vertical-align="auto" fo:margin-bottom="0.0416in"/>
    </style:style>
    <style:style style:name="T347"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348" style:family="table-row">
      <style:table-row-properties fo:keep-together="always"/>
    </style:style>
    <style:style style:name="TableCell349" style:family="table-cell">
      <style:table-cell-properties fo:border="0.0034in solid #D3D3D3" fo:background-color="#FF0000" style:writing-mode="lr-tb" fo:padding-top="0in" fo:padding-left="0.0416in" fo:padding-bottom="0in" fo:padding-right="0.0416in"/>
    </style:style>
    <style:style style:name="P350" style:parent-style-name="Standard" style:family="paragraph">
      <style:paragraph-properties fo:keep-with-next="always" style:vertical-align="auto" fo:margin-bottom="0.0416in"/>
    </style:style>
    <style:style style:name="T35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52" style:family="table-cell">
      <style:table-cell-properties fo:border="0.0034in solid #D3D3D3" fo:background-color="#FF0000" style:writing-mode="lr-tb" fo:padding-top="0in" fo:padding-left="0.0416in" fo:padding-bottom="0in" fo:padding-right="0.0416in"/>
    </style:style>
    <style:style style:name="P353" style:parent-style-name="Standard" style:family="paragraph">
      <style:paragraph-properties fo:keep-with-next="always" style:vertical-align="auto" fo:margin-bottom="0.0416in"/>
    </style:style>
    <style:style style:name="T35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55" style:family="table-cell">
      <style:table-cell-properties fo:border="0.0034in solid #D3D3D3" fo:background-color="#FF0000" style:writing-mode="lr-tb" fo:padding-top="0in" fo:padding-left="0.0416in" fo:padding-bottom="0in" fo:padding-right="0.0416in"/>
    </style:style>
    <style:style style:name="P356"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357"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358" style:parent-style-name="Standard" style:family="paragraph">
      <style:paragraph-properties fo:keep-with-next="always" style:vertical-align="auto" fo:margin-bottom="0.0416in"/>
    </style:style>
    <style:style style:name="T35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360" style:family="table-row">
      <style:table-row-properties fo:keep-together="always"/>
    </style:style>
    <style:style style:name="TableCell361" style:family="table-cell">
      <style:table-cell-properties fo:border="0.0034in solid #D3D3D3" fo:background-color="#BDD6EE" style:writing-mode="lr-tb" fo:padding-top="0in" fo:padding-left="0.0416in" fo:padding-bottom="0in" fo:padding-right="0.0416in"/>
    </style:style>
    <style:style style:name="P362" style:parent-style-name="Standard" style:family="paragraph">
      <style:paragraph-properties fo:keep-with-next="always" style:vertical-align="auto" fo:margin-bottom="0.0416in"/>
    </style:style>
    <style:style style:name="T36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64" style:family="table-cell">
      <style:table-cell-properties fo:border="0.0034in solid #D3D3D3" fo:background-color="#BDD6EE" style:writing-mode="lr-tb" fo:padding-top="0in" fo:padding-left="0.0416in" fo:padding-bottom="0in" fo:padding-right="0.0416in"/>
    </style:style>
    <style:style style:name="P365" style:parent-style-name="Standard" style:family="paragraph">
      <style:paragraph-properties fo:keep-with-next="always" style:vertical-align="auto" fo:margin-bottom="0.0416in"/>
    </style:style>
    <style:style style:name="T36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67" style:family="table-cell">
      <style:table-cell-properties fo:border="0.0034in solid #D3D3D3" fo:background-color="#BDD6EE" style:writing-mode="lr-tb" fo:padding-top="0in" fo:padding-left="0.0416in" fo:padding-bottom="0in" fo:padding-right="0.0416in"/>
    </style:style>
    <style:style style:name="P368" style:parent-style-name="Standard" style:family="paragraph">
      <style:paragraph-properties fo:keep-with-next="always" style:vertical-align="auto" fo:margin-bottom="0.0416in"/>
    </style:style>
    <style:style style:name="T36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370" style:family="table-row">
      <style:table-row-properties fo:keep-together="always"/>
    </style:style>
    <style:style style:name="TableCell371" style:family="table-cell">
      <style:table-cell-properties fo:border="0.0034in solid #D3D3D3" fo:background-color="#BDD6EE" style:writing-mode="lr-tb" fo:padding-top="0in" fo:padding-left="0.0416in" fo:padding-bottom="0in" fo:padding-right="0.0416in"/>
    </style:style>
    <style:style style:name="P372" style:parent-style-name="Standard" style:family="paragraph">
      <style:paragraph-properties fo:keep-with-next="always" style:vertical-align="auto" fo:margin-bottom="0.0416in"/>
    </style:style>
    <style:style style:name="T37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74" style:family="table-cell">
      <style:table-cell-properties fo:border="0.0034in solid #D3D3D3" fo:background-color="#BDD6EE" style:writing-mode="lr-tb" fo:padding-top="0in" fo:padding-left="0.0416in" fo:padding-bottom="0in" fo:padding-right="0.0416in"/>
    </style:style>
    <style:style style:name="P375" style:parent-style-name="Standard" style:family="paragraph">
      <style:paragraph-properties fo:keep-with-next="always" style:vertical-align="auto" fo:margin-bottom="0.0416in"/>
    </style:style>
    <style:style style:name="T37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77" style:family="table-cell">
      <style:table-cell-properties fo:border="0.0034in solid #D3D3D3" fo:background-color="#BDD6EE" style:writing-mode="lr-tb" fo:padding-top="0in" fo:padding-left="0.0416in" fo:padding-bottom="0in" fo:padding-right="0.0416in"/>
    </style:style>
    <style:style style:name="P378" style:parent-style-name="Standard" style:family="paragraph">
      <style:paragraph-properties fo:keep-with-next="always" style:vertical-align="auto" fo:margin-bottom="0.0416in"/>
    </style:style>
    <style:style style:name="T37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380" style:family="table-row">
      <style:table-row-properties fo:keep-together="always"/>
    </style:style>
    <style:style style:name="TableCell381" style:family="table-cell">
      <style:table-cell-properties fo:border="0.0034in solid #D3D3D3" fo:background-color="#BDD6EE" style:writing-mode="lr-tb" fo:padding-top="0in" fo:padding-left="0.0416in" fo:padding-bottom="0in" fo:padding-right="0.0416in"/>
    </style:style>
    <style:style style:name="P382" style:parent-style-name="Standard" style:family="paragraph">
      <style:paragraph-properties fo:keep-with-next="always" style:vertical-align="auto" fo:margin-bottom="0.0416in"/>
    </style:style>
    <style:style style:name="T38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84" style:family="table-cell">
      <style:table-cell-properties fo:border="0.0034in solid #D3D3D3" fo:background-color="#BDD6EE" style:writing-mode="lr-tb" fo:padding-top="0in" fo:padding-left="0.0416in" fo:padding-bottom="0in" fo:padding-right="0.0416in"/>
    </style:style>
    <style:style style:name="P385" style:parent-style-name="Standard" style:family="paragraph">
      <style:paragraph-properties fo:keep-with-next="always" style:vertical-align="auto" fo:margin-bottom="0.0416in"/>
    </style:style>
    <style:style style:name="T38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87" style:family="table-cell">
      <style:table-cell-properties fo:border="0.0034in solid #D3D3D3" fo:background-color="#BDD6EE" style:writing-mode="lr-tb" fo:padding-top="0in" fo:padding-left="0.0416in" fo:padding-bottom="0in" fo:padding-right="0.0416in"/>
    </style:style>
    <style:style style:name="P388" style:parent-style-name="Standard" style:family="paragraph">
      <style:paragraph-properties fo:keep-with-next="always" style:vertical-align="auto" fo:margin-bottom="0.0416in"/>
    </style:style>
    <style:style style:name="T38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390" style:family="table-row">
      <style:table-row-properties fo:keep-together="always"/>
    </style:style>
    <style:style style:name="TableCell391" style:family="table-cell">
      <style:table-cell-properties fo:border="0.0034in solid #D3D3D3" fo:background-color="#BDD6EE" style:writing-mode="lr-tb" fo:padding-top="0in" fo:padding-left="0.0416in" fo:padding-bottom="0in" fo:padding-right="0.0416in"/>
    </style:style>
    <style:style style:name="P392" style:parent-style-name="Standard" style:family="paragraph">
      <style:paragraph-properties fo:keep-with-next="always" style:vertical-align="auto" fo:margin-bottom="0.0416in"/>
    </style:style>
    <style:style style:name="T39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94" style:family="table-cell">
      <style:table-cell-properties fo:border="0.0034in solid #D3D3D3" fo:background-color="#BDD6EE" style:writing-mode="lr-tb" fo:padding-top="0in" fo:padding-left="0.0416in" fo:padding-bottom="0in" fo:padding-right="0.0416in"/>
    </style:style>
    <style:style style:name="P395" style:parent-style-name="Standard" style:family="paragraph">
      <style:paragraph-properties fo:keep-with-next="always" style:vertical-align="auto" fo:margin-bottom="0.0416in"/>
    </style:style>
    <style:style style:name="T39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397" style:family="table-cell">
      <style:table-cell-properties fo:border="0.0034in solid #D3D3D3" fo:background-color="#BDD6EE" style:writing-mode="lr-tb" fo:padding-top="0in" fo:padding-left="0.0416in" fo:padding-bottom="0in" fo:padding-right="0.0416in"/>
    </style:style>
    <style:style style:name="P398" style:parent-style-name="Standard" style:family="paragraph">
      <style:paragraph-properties fo:keep-with-next="always" style:vertical-align="auto" fo:margin-bottom="0.0416in"/>
    </style:style>
    <style:style style:name="T39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00" style:family="table-row">
      <style:table-row-properties fo:keep-together="always"/>
    </style:style>
    <style:style style:name="TableCell401" style:family="table-cell">
      <style:table-cell-properties fo:border="0.0034in solid #D3D3D3" fo:background-color="#BDD6EE" style:writing-mode="lr-tb" fo:padding-top="0in" fo:padding-left="0.0416in" fo:padding-bottom="0in" fo:padding-right="0.0416in"/>
    </style:style>
    <style:style style:name="P402" style:parent-style-name="Standard" style:family="paragraph">
      <style:paragraph-properties fo:keep-with-next="always" style:vertical-align="auto" fo:margin-bottom="0.0416in"/>
    </style:style>
    <style:style style:name="T40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04" style:family="table-cell">
      <style:table-cell-properties fo:border="0.0034in solid #D3D3D3" fo:background-color="#BDD6EE" style:writing-mode="lr-tb" fo:padding-top="0in" fo:padding-left="0.0416in" fo:padding-bottom="0in" fo:padding-right="0.0416in"/>
    </style:style>
    <style:style style:name="P405" style:parent-style-name="Standard" style:family="paragraph">
      <style:paragraph-properties fo:keep-with-next="always" style:vertical-align="auto" fo:margin-bottom="0.0416in"/>
    </style:style>
    <style:style style:name="T40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07" style:family="table-cell">
      <style:table-cell-properties fo:border="0.0034in solid #D3D3D3" fo:background-color="#BDD6EE" style:writing-mode="lr-tb" fo:padding-top="0in" fo:padding-left="0.0416in" fo:padding-bottom="0in" fo:padding-right="0.0416in"/>
    </style:style>
    <style:style style:name="P408" style:parent-style-name="Standard" style:family="paragraph">
      <style:paragraph-properties fo:keep-with-next="always" style:vertical-align="auto" fo:margin-bottom="0.0416in"/>
    </style:style>
    <style:style style:name="T40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10" style:family="table-row">
      <style:table-row-properties fo:keep-together="always"/>
    </style:style>
    <style:style style:name="TableCell411" style:family="table-cell">
      <style:table-cell-properties fo:border="0.0034in solid #D3D3D3" fo:background-color="#FFFF00" style:writing-mode="lr-tb" fo:padding-top="0in" fo:padding-left="0.0416in" fo:padding-bottom="0in" fo:padding-right="0.0416in"/>
    </style:style>
    <style:style style:name="P412" style:parent-style-name="Standard" style:family="paragraph">
      <style:paragraph-properties fo:keep-with-next="always" style:vertical-align="auto" fo:margin-bottom="0.0416in"/>
    </style:style>
    <style:style style:name="T41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14" style:family="table-cell">
      <style:table-cell-properties fo:border="0.0034in solid #D3D3D3" fo:background-color="#FFFF00" style:writing-mode="lr-tb" fo:padding-top="0in" fo:padding-left="0.0416in" fo:padding-bottom="0in" fo:padding-right="0.0416in"/>
    </style:style>
    <style:style style:name="P415" style:parent-style-name="Standard" style:family="paragraph">
      <style:paragraph-properties fo:keep-with-next="always" style:vertical-align="auto" fo:margin-bottom="0.0416in"/>
    </style:style>
    <style:style style:name="T41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17" style:family="table-cell">
      <style:table-cell-properties fo:border="0.0034in solid #D3D3D3" fo:background-color="#FFFF00" style:writing-mode="lr-tb" fo:padding-top="0in" fo:padding-left="0.0416in" fo:padding-bottom="0in" fo:padding-right="0.0416in"/>
    </style:style>
    <style:style style:name="P418" style:parent-style-name="Standard" style:family="paragraph">
      <style:paragraph-properties fo:keep-with-next="always" style:vertical-align="auto" fo:margin-bottom="0.0416in"/>
    </style:style>
    <style:style style:name="T41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20" style:family="table-row">
      <style:table-row-properties fo:keep-together="always"/>
    </style:style>
    <style:style style:name="TableCell421" style:family="table-cell">
      <style:table-cell-properties fo:border="0.0034in solid #D3D3D3" fo:background-color="#FFFF00" style:writing-mode="lr-tb" fo:padding-top="0in" fo:padding-left="0.0416in" fo:padding-bottom="0in" fo:padding-right="0.0416in"/>
    </style:style>
    <style:style style:name="P422" style:parent-style-name="Standard" style:family="paragraph">
      <style:paragraph-properties fo:keep-with-next="always" style:vertical-align="auto" fo:margin-bottom="0.0416in"/>
    </style:style>
    <style:style style:name="T42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24" style:family="table-cell">
      <style:table-cell-properties fo:border="0.0034in solid #D3D3D3" fo:background-color="#FFFF00" style:writing-mode="lr-tb" fo:padding-top="0in" fo:padding-left="0.0416in" fo:padding-bottom="0in" fo:padding-right="0.0416in"/>
    </style:style>
    <style:style style:name="P425" style:parent-style-name="Standard" style:family="paragraph">
      <style:paragraph-properties fo:keep-with-next="always" style:vertical-align="auto" fo:margin-bottom="0.0416in"/>
    </style:style>
    <style:style style:name="T42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27" style:family="table-cell">
      <style:table-cell-properties fo:border="0.0034in solid #D3D3D3" fo:background-color="#FFFF00" style:writing-mode="lr-tb" fo:padding-top="0in" fo:padding-left="0.0416in" fo:padding-bottom="0in" fo:padding-right="0.0416in"/>
    </style:style>
    <style:style style:name="P428" style:parent-style-name="Standard" style:family="paragraph">
      <style:paragraph-properties fo:keep-with-next="always" style:vertical-align="auto" fo:margin-bottom="0.0416in"/>
    </style:style>
    <style:style style:name="T42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30" style:family="table-row">
      <style:table-row-properties fo:keep-together="always"/>
    </style:style>
    <style:style style:name="TableCell431" style:family="table-cell">
      <style:table-cell-properties fo:border="0.0034in solid #D3D3D3" fo:background-color="#FFFF00" style:writing-mode="lr-tb" fo:padding-top="0in" fo:padding-left="0.0416in" fo:padding-bottom="0in" fo:padding-right="0.0416in"/>
    </style:style>
    <style:style style:name="P432" style:parent-style-name="Standard" style:family="paragraph">
      <style:paragraph-properties fo:keep-with-next="always" style:vertical-align="auto" fo:margin-bottom="0.0416in"/>
    </style:style>
    <style:style style:name="T43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34" style:family="table-cell">
      <style:table-cell-properties fo:border="0.0034in solid #D3D3D3" fo:background-color="#FFFF00" style:writing-mode="lr-tb" fo:padding-top="0in" fo:padding-left="0.0416in" fo:padding-bottom="0in" fo:padding-right="0.0416in"/>
    </style:style>
    <style:style style:name="P435" style:parent-style-name="Standard" style:family="paragraph">
      <style:paragraph-properties fo:keep-with-next="always" style:vertical-align="auto" fo:margin-bottom="0.0416in"/>
    </style:style>
    <style:style style:name="T43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37" style:family="table-cell">
      <style:table-cell-properties fo:border="0.0034in solid #D3D3D3" fo:background-color="#FFFF00" style:writing-mode="lr-tb" fo:padding-top="0in" fo:padding-left="0.0416in" fo:padding-bottom="0in" fo:padding-right="0.0416in"/>
    </style:style>
    <style:style style:name="P438" style:parent-style-name="Standard" style:family="paragraph">
      <style:paragraph-properties fo:keep-with-next="always" style:vertical-align="auto" fo:margin-bottom="0.0416in"/>
    </style:style>
    <style:style style:name="T43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40" style:family="table-row">
      <style:table-row-properties fo:keep-together="always"/>
    </style:style>
    <style:style style:name="TableCell441" style:family="table-cell">
      <style:table-cell-properties fo:border="0.0034in solid #D3D3D3" fo:background-color="#C5E0B3" style:writing-mode="lr-tb" fo:padding-top="0in" fo:padding-left="0.0416in" fo:padding-bottom="0in" fo:padding-right="0.0416in"/>
    </style:style>
    <style:style style:name="P442" style:parent-style-name="Standard" style:family="paragraph">
      <style:paragraph-properties fo:keep-with-next="always" style:vertical-align="auto" fo:margin-bottom="0.0416in"/>
    </style:style>
    <style:style style:name="T44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44" style:family="table-cell">
      <style:table-cell-properties fo:border="0.0034in solid #D3D3D3" fo:background-color="#C5E0B3" style:writing-mode="lr-tb" fo:padding-top="0in" fo:padding-left="0.0416in" fo:padding-bottom="0in" fo:padding-right="0.0416in"/>
    </style:style>
    <style:style style:name="P445" style:parent-style-name="Standard" style:family="paragraph">
      <style:paragraph-properties fo:keep-with-next="always" style:vertical-align="auto" fo:margin-bottom="0.0416in"/>
    </style:style>
    <style:style style:name="T44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47" style:family="table-cell">
      <style:table-cell-properties fo:border="0.0034in solid #D3D3D3" fo:background-color="#C5E0B3" style:writing-mode="lr-tb" fo:padding-top="0in" fo:padding-left="0.0416in" fo:padding-bottom="0in" fo:padding-right="0.0416in"/>
    </style:style>
    <style:style style:name="P448" style:parent-style-name="Standard" style:family="paragraph">
      <style:paragraph-properties fo:keep-with-next="always" style:vertical-align="auto" fo:margin-bottom="0.0416in"/>
    </style:style>
    <style:style style:name="T44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50" style:family="table-row">
      <style:table-row-properties fo:keep-together="always"/>
    </style:style>
    <style:style style:name="TableCell451" style:family="table-cell">
      <style:table-cell-properties fo:border="0.0034in solid #D3D3D3" fo:background-color="#C5E0B3" style:writing-mode="lr-tb" fo:padding-top="0in" fo:padding-left="0.0416in" fo:padding-bottom="0in" fo:padding-right="0.0416in"/>
    </style:style>
    <style:style style:name="P452" style:parent-style-name="Standard" style:family="paragraph">
      <style:paragraph-properties fo:keep-with-next="always" style:vertical-align="auto" fo:margin-bottom="0.0416in"/>
    </style:style>
    <style:style style:name="T45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54" style:family="table-cell">
      <style:table-cell-properties fo:border="0.0034in solid #D3D3D3" fo:background-color="#C5E0B3" style:writing-mode="lr-tb" fo:padding-top="0in" fo:padding-left="0.0416in" fo:padding-bottom="0in" fo:padding-right="0.0416in"/>
    </style:style>
    <style:style style:name="P455" style:parent-style-name="Standard" style:family="paragraph">
      <style:paragraph-properties fo:keep-with-next="always" style:vertical-align="auto" fo:margin-bottom="0.0416in"/>
    </style:style>
    <style:style style:name="T45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57" style:family="table-cell">
      <style:table-cell-properties fo:border="0.0034in solid #D3D3D3" fo:background-color="#C5E0B3" style:writing-mode="lr-tb" fo:padding-top="0in" fo:padding-left="0.0416in" fo:padding-bottom="0in" fo:padding-right="0.0416in"/>
    </style:style>
    <style:style style:name="P458" style:parent-style-name="Standard" style:family="paragraph">
      <style:paragraph-properties fo:keep-with-next="always" style:vertical-align="auto" fo:margin-bottom="0.0416in"/>
    </style:style>
    <style:style style:name="T45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460"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46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462"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46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46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465"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66" style:family="table-row">
      <style:table-row-properties fo:keep-together="always"/>
    </style:style>
    <style:style style:name="TableCell467" style:family="table-cell">
      <style:table-cell-properties fo:border="0.0034in solid #D3D3D3" fo:background-color="#C5E0B3" style:writing-mode="lr-tb" fo:padding-top="0in" fo:padding-left="0.0416in" fo:padding-bottom="0in" fo:padding-right="0.0416in"/>
    </style:style>
    <style:style style:name="P468" style:parent-style-name="Standard" style:family="paragraph">
      <style:paragraph-properties fo:keep-with-next="always" style:vertical-align="auto" fo:margin-bottom="0.0416in"/>
    </style:style>
    <style:style style:name="T46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70" style:family="table-cell">
      <style:table-cell-properties fo:border="0.0034in solid #D3D3D3" fo:background-color="#C5E0B3" style:writing-mode="lr-tb" fo:padding-top="0in" fo:padding-left="0.0416in" fo:padding-bottom="0in" fo:padding-right="0.0416in"/>
    </style:style>
    <style:style style:name="P471" style:parent-style-name="Standard" style:family="paragraph">
      <style:paragraph-properties fo:keep-with-next="always" style:vertical-align="auto" fo:margin-bottom="0.0416in"/>
    </style:style>
    <style:style style:name="T472"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73" style:family="table-cell">
      <style:table-cell-properties fo:border="0.0034in solid #D3D3D3" fo:background-color="#C5E0B3" style:writing-mode="lr-tb" fo:padding-top="0in" fo:padding-left="0.0416in" fo:padding-bottom="0in" fo:padding-right="0.0416in"/>
    </style:style>
    <style:style style:name="P474" style:parent-style-name="Standard" style:family="paragraph">
      <style:paragraph-properties fo:keep-with-next="always" style:vertical-align="auto" fo:margin-bottom="0.0416in"/>
    </style:style>
    <style:style style:name="T475"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76" style:family="table-row">
      <style:table-row-properties fo:keep-together="always"/>
    </style:style>
    <style:style style:name="TableCell477" style:family="table-cell">
      <style:table-cell-properties fo:border="0.0034in solid #D3D3D3" fo:background-color="#C5E0B3" style:writing-mode="lr-tb" fo:padding-top="0in" fo:padding-left="0.0416in" fo:padding-bottom="0in" fo:padding-right="0.0416in"/>
    </style:style>
    <style:style style:name="P478" style:parent-style-name="Standard" style:family="paragraph">
      <style:paragraph-properties fo:keep-with-next="always" style:vertical-align="auto" fo:margin-bottom="0.0416in"/>
    </style:style>
    <style:style style:name="T47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80" style:family="table-cell">
      <style:table-cell-properties fo:border="0.0034in solid #D3D3D3" fo:background-color="#C5E0B3" style:writing-mode="lr-tb" fo:padding-top="0in" fo:padding-left="0.0416in" fo:padding-bottom="0in" fo:padding-right="0.0416in"/>
    </style:style>
    <style:style style:name="P481" style:parent-style-name="Standard" style:family="paragraph">
      <style:paragraph-properties fo:keep-with-next="always" style:vertical-align="auto" fo:margin-bottom="0.0416in"/>
    </style:style>
    <style:style style:name="T482"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83" style:family="table-cell">
      <style:table-cell-properties fo:border="0.0034in solid #D3D3D3" fo:background-color="#C5E0B3" style:writing-mode="lr-tb" fo:padding-top="0in" fo:padding-left="0.0416in" fo:padding-bottom="0in" fo:padding-right="0.0416in"/>
    </style:style>
    <style:style style:name="P484" style:parent-style-name="Standard" style:family="paragraph">
      <style:paragraph-properties fo:keep-with-next="always" style:vertical-align="auto" fo:margin-bottom="0.0416in"/>
    </style:style>
    <style:style style:name="T485"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86" style:family="table-row">
      <style:table-row-properties fo:keep-together="always"/>
    </style:style>
    <style:style style:name="TableCell487" style:family="table-cell">
      <style:table-cell-properties fo:border="0.0034in solid #D3D3D3" fo:background-color="#C5E0B3" style:writing-mode="lr-tb" fo:padding-top="0in" fo:padding-left="0.0416in" fo:padding-bottom="0in" fo:padding-right="0.0416in"/>
    </style:style>
    <style:style style:name="P488" style:parent-style-name="Standard" style:family="paragraph">
      <style:paragraph-properties fo:keep-with-next="always" style:vertical-align="auto" fo:margin-bottom="0.0416in"/>
    </style:style>
    <style:style style:name="T48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90" style:family="table-cell">
      <style:table-cell-properties fo:border="0.0034in solid #D3D3D3" fo:background-color="#C5E0B3" style:writing-mode="lr-tb" fo:padding-top="0in" fo:padding-left="0.0416in" fo:padding-bottom="0in" fo:padding-right="0.0416in"/>
    </style:style>
    <style:style style:name="P491" style:parent-style-name="Standard" style:family="paragraph">
      <style:paragraph-properties fo:keep-with-next="always" style:vertical-align="auto" fo:margin-bottom="0.0416in"/>
    </style:style>
    <style:style style:name="T492"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493" style:family="table-cell">
      <style:table-cell-properties fo:border="0.0034in solid #D3D3D3" fo:background-color="#C5E0B3" style:writing-mode="lr-tb" fo:padding-top="0in" fo:padding-left="0.0416in" fo:padding-bottom="0in" fo:padding-right="0.0416in"/>
    </style:style>
    <style:style style:name="P494"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495"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496" style:parent-style-name="Standard" style:family="paragraph">
      <style:paragraph-properties fo:keep-with-next="always" style:vertical-align="auto" fo:margin-bottom="0.0416in"/>
    </style:style>
    <style:style style:name="T497"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498" style:family="table-row">
      <style:table-row-properties fo:keep-together="always"/>
    </style:style>
    <style:style style:name="TableCell499" style:family="table-cell">
      <style:table-cell-properties fo:border="0.0034in solid #D3D3D3" fo:background-color="#C5E0B3" style:writing-mode="lr-tb" fo:padding-top="0in" fo:padding-left="0.0416in" fo:padding-bottom="0in" fo:padding-right="0.0416in"/>
    </style:style>
    <style:style style:name="P500" style:parent-style-name="Standard" style:family="paragraph">
      <style:paragraph-properties fo:keep-with-next="always" style:vertical-align="auto" fo:margin-bottom="0.0416in"/>
    </style:style>
    <style:style style:name="T50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02" style:family="table-cell">
      <style:table-cell-properties fo:border="0.0034in solid #D3D3D3" fo:background-color="#C5E0B3" style:writing-mode="lr-tb" fo:padding-top="0in" fo:padding-left="0.0416in" fo:padding-bottom="0in" fo:padding-right="0.0416in"/>
    </style:style>
    <style:style style:name="P503" style:parent-style-name="Standard" style:family="paragraph">
      <style:paragraph-properties fo:keep-with-next="always" style:vertical-align="auto" fo:margin-bottom="0.0416in"/>
    </style:style>
    <style:style style:name="T50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05" style:family="table-cell">
      <style:table-cell-properties fo:border="0.0034in solid #D3D3D3" fo:background-color="#C5E0B3" style:writing-mode="lr-tb" fo:padding-top="0in" fo:padding-left="0.0416in" fo:padding-bottom="0in" fo:padding-right="0.0416in"/>
    </style:style>
    <style:style style:name="P506"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507"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508"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509"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510"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TableRow511" style:family="table-row">
      <style:table-row-properties fo:keep-together="always"/>
    </style:style>
    <style:style style:name="TableCell512" style:family="table-cell">
      <style:table-cell-properties fo:border="0.0034in solid #D3D3D3" style:writing-mode="lr-tb" fo:padding-top="0in" fo:padding-left="0.0416in" fo:padding-bottom="0in" fo:padding-right="0.0416in"/>
    </style:style>
    <style:style style:name="P513" style:parent-style-name="Standard" style:family="paragraph">
      <style:paragraph-properties fo:keep-with-next="always" style:vertical-align="auto" fo:margin-bottom="0.0416in"/>
    </style:style>
    <style:style style:name="T51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15" style:family="table-cell">
      <style:table-cell-properties fo:border="0.0034in solid #D3D3D3" style:writing-mode="lr-tb" fo:padding-top="0in" fo:padding-left="0.0416in" fo:padding-bottom="0in" fo:padding-right="0.0416in"/>
    </style:style>
    <style:style style:name="P516" style:parent-style-name="Standard" style:family="paragraph">
      <style:paragraph-properties fo:keep-with-next="always" style:vertical-align="auto" fo:margin-bottom="0.0416in"/>
    </style:style>
    <style:style style:name="T517"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18" style:family="table-cell">
      <style:table-cell-properties fo:border="0.0034in solid #D3D3D3" style:writing-mode="lr-tb" fo:padding-top="0in" fo:padding-left="0.0416in" fo:padding-bottom="0in" fo:padding-right="0.0416in"/>
    </style:style>
    <style:style style:name="P519" style:parent-style-name="Standard" style:family="paragraph">
      <style:paragraph-properties fo:keep-with-next="always" style:vertical-align="auto" fo:margin-bottom="0.0416in"/>
    </style:style>
    <style:style style:name="T520"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P521" style:parent-style-name="Standard" style:family="paragraph">
      <style:paragraph-properties fo:widows="0" fo:orphans="0" fo:text-align="justify" fo:margin-bottom="0in" fo:line-height="150%"/>
    </style:style>
    <style:style style:name="P522" style:parent-style-name="Standard" style:family="paragraph">
      <style:paragraph-properties fo:widows="0" fo:orphans="0" fo:text-align="justify" fo:margin-bottom="0in" fo:line-height="150%"/>
      <style:text-properties fo:language="en" fo:country="US"/>
    </style:style>
    <style:style style:name="P523" style:parent-style-name="Standard" style:family="paragraph">
      <style:paragraph-properties fo:widows="0" fo:orphans="0" fo:text-align="justify" fo:margin-bottom="0in" fo:line-height="150%"/>
      <style:text-properties fo:language="en" fo:country="US"/>
    </style:style>
    <style:style style:name="P524" style:parent-style-name="Standard" style:family="paragraph">
      <style:paragraph-properties fo:widows="0" fo:orphans="0" fo:text-align="justify" fo:margin-bottom="0in" fo:line-height="150%"/>
      <style:text-properties fo:language="en" fo:country="US"/>
    </style:style>
    <style:style style:name="P525" style:parent-style-name="Standard" style:family="paragraph">
      <style:paragraph-properties fo:widows="0" fo:orphans="0" fo:margin-bottom="0in"/>
      <style:text-properties fo:language="en" fo:country="US"/>
    </style:style>
    <style:style style:name="P526" style:parent-style-name="Überschrift2" style:family="paragraph">
      <style:paragraph-properties fo:line-height="150%"/>
      <style:text-properties fo:language="en" fo:country="US"/>
    </style:style>
    <style:style style:name="P527" style:parent-style-name="Standard" style:family="paragraph">
      <style:paragraph-properties fo:text-align="justify" fo:line-height="150%"/>
      <style:text-properties fo:language="en" fo:country="US"/>
    </style:style>
    <style:style style:name="P528" style:parent-style-name="Standard" style:family="paragraph">
      <style:paragraph-properties fo:text-align="justify" fo:line-height="150%"/>
      <style:text-properties fo:language="en" fo:country="US"/>
    </style:style>
    <style:style style:name="P529" style:parent-style-name="Überschrift3" style:family="paragraph">
      <style:paragraph-properties fo:text-align="justify"/>
      <style:text-properties fo:language="en" fo:country="US"/>
    </style:style>
    <style:style style:name="P530" style:parent-style-name="Standard" style:family="paragraph">
      <style:paragraph-properties fo:text-align="justify" fo:line-height="150%"/>
      <style:text-properties fo:language="en" fo:country="US"/>
    </style:style>
    <style:style style:name="P531" style:parent-style-name="Standard" style:family="paragraph">
      <style:paragraph-properties fo:widows="0" fo:orphans="0" fo:text-align="justify" fo:margin-bottom="0in" fo:line-height="150%"/>
      <style:text-properties fo:language="en" fo:country="US"/>
    </style:style>
    <style:style style:name="P532" style:parent-style-name="Standard" style:family="paragraph">
      <style:paragraph-properties fo:widows="0" fo:orphans="0" fo:margin-bottom="0in"/>
      <style:text-properties fo:language="en" fo:country="US"/>
    </style:style>
    <style:style style:name="P533" style:parent-style-name="Überschrift3" style:family="paragraph">
      <style:paragraph-properties fo:text-align="justify"/>
      <style:text-properties fo:language="en" fo:country="US"/>
    </style:style>
    <style:style style:name="P534" style:parent-style-name="Standard" style:family="paragraph">
      <style:paragraph-properties fo:widows="0" fo:orphans="0" fo:text-align="justify" fo:margin-bottom="0in" fo:line-height="150%"/>
      <style:text-properties fo:language="en" fo:country="US"/>
    </style:style>
    <style:style style:name="P535" style:parent-style-name="Standard" style:family="paragraph">
      <style:paragraph-properties fo:widows="0" fo:orphans="0" fo:text-align="justify" fo:margin-bottom="0in" fo:line-height="150%"/>
      <style:text-properties fo:language="en" fo:country="US"/>
    </style:style>
    <style:style style:name="P536" style:parent-style-name="Standard" style:family="paragraph">
      <style:paragraph-properties fo:widows="0" fo:orphans="0" fo:margin-bottom="0in"/>
      <style:text-properties fo:language="en" fo:country="US"/>
    </style:style>
    <style:style style:name="P537" style:parent-style-name="Standard" style:family="paragraph">
      <style:paragraph-properties fo:widows="0" fo:orphans="0" fo:margin-bottom="0in" fo:margin-left="0.25in">
        <style:tab-stops/>
      </style:paragraph-properties>
      <style:text-properties fo:language="en" fo:country="US"/>
    </style:style>
    <style:style style:name="P538" style:parent-style-name="Überschrift3" style:family="paragraph">
      <style:paragraph-properties fo:text-align="justify"/>
      <style:text-properties fo:language="en" fo:country="US"/>
    </style:style>
    <style:style style:name="P539" style:parent-style-name="Standard" style:family="paragraph">
      <style:paragraph-properties fo:text-align="justify" fo:line-height="150%"/>
      <style:text-properties fo:language="en" fo:country="US"/>
    </style:style>
    <style:style style:name="P540" style:parent-style-name="Standard" style:family="paragraph">
      <style:paragraph-properties fo:text-align="justify" fo:line-height="150%"/>
      <style:text-properties fo:language="en" fo:country="US"/>
    </style:style>
    <style:style style:name="P541" style:parent-style-name="Standard" style:family="paragraph">
      <style:paragraph-properties fo:keep-with-next="always" fo:margin-bottom="0.0416in"/>
    </style:style>
    <style:style style:name="T542" style:parent-style-name="Absatz-Standardschriftart" style:family="text">
      <style:text-properties style:font-name="Calibri"/>
    </style:style>
    <style:style style:name="T543" style:parent-style-name="Absatz-Standardschriftart" style:family="text">
      <style:text-properties style:font-name="Calibri"/>
    </style:style>
    <style:style style:name="T544" style:parent-style-name="Absatz-Standardschriftart" style:family="text">
      <style:text-properties style:font-name="Calibri" fo:color="#333333"/>
    </style:style>
    <style:style style:name="TableColumn546" style:family="table-column">
      <style:table-column-properties style:column-width="1.3694in"/>
    </style:style>
    <style:style style:name="TableColumn547" style:family="table-column">
      <style:table-column-properties style:column-width="0.3583in"/>
    </style:style>
    <style:style style:name="TableColumn548" style:family="table-column">
      <style:table-column-properties style:column-width="4.9847in"/>
    </style:style>
    <style:style style:name="Table545" style:family="table">
      <style:table-properties style:width="6.7125in" fo:margin-left="0in" table:align="center"/>
    </style:style>
    <style:style style:name="TableRow549" style:family="table-row">
      <style:table-row-properties fo:keep-together="always"/>
    </style:style>
    <style:style style:name="TableCell550" style:family="table-cell">
      <style:table-cell-properties fo:border-top="0.0312in solid #D3D3D3" fo:border-left="0.0034in solid #D3D3D3" fo:border-bottom="0.0312in solid #D3D3D3" fo:border-right="none" style:writing-mode="lr-tb" fo:padding-top="0in" fo:padding-left="0.0416in" fo:padding-bottom="0in" fo:padding-right="0.0416in"/>
    </style:style>
    <style:style style:name="P551" style:parent-style-name="Standard" style:family="paragraph">
      <style:paragraph-properties fo:keep-with-next="always" style:vertical-align="auto" fo:margin-bottom="0.0416in"/>
    </style:style>
    <style:style style:name="T552"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53" style:family="table-cell">
      <style:table-cell-properties fo:border-top="0.0312in solid #D3D3D3" fo:border-left="none" fo:border-bottom="0.0312in solid #D3D3D3" fo:border-right="none" style:writing-mode="lr-tb" fo:padding-top="0in" fo:padding-left="0.0416in" fo:padding-bottom="0in" fo:padding-right="0.0416in"/>
    </style:style>
    <style:style style:name="P554" style:parent-style-name="Standard" style:family="paragraph">
      <style:paragraph-properties fo:keep-with-next="always" style:vertical-align="auto" fo:margin-bottom="0.0416in"/>
    </style:style>
    <style:style style:name="T555"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56" style:family="table-cell">
      <style:table-cell-properties fo:border-top="0.0312in solid #D3D3D3" fo:border-left="none" fo:border-bottom="0.0312in solid #D3D3D3" fo:border-right="0.0034in solid #D3D3D3" style:writing-mode="lr-tb" fo:padding-top="0in" fo:padding-left="0.0416in" fo:padding-bottom="0in" fo:padding-right="0.0416in"/>
    </style:style>
    <style:style style:name="P557" style:parent-style-name="Standard" style:family="paragraph">
      <style:paragraph-properties fo:keep-with-next="always" style:vertical-align="auto" fo:margin-bottom="0.0416in"/>
    </style:style>
    <style:style style:name="T558"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559" style:family="table-row">
      <style:table-row-properties fo:keep-together="always"/>
    </style:style>
    <style:style style:name="TableCell560" style:family="table-cell">
      <style:table-cell-properties fo:border="0.0034in solid #D3D3D3" style:writing-mode="lr-tb" fo:padding-top="0in" fo:padding-left="0.0416in" fo:padding-bottom="0in" fo:padding-right="0.0416in"/>
    </style:style>
    <style:style style:name="P561" style:parent-style-name="Standard" style:family="paragraph">
      <style:paragraph-properties fo:keep-with-next="always" style:vertical-align="auto" fo:margin-bottom="0.0416in"/>
    </style:style>
    <style:style style:name="T562"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63" style:family="table-cell">
      <style:table-cell-properties fo:border="0.0034in solid #D3D3D3" style:writing-mode="lr-tb" fo:padding-top="0in" fo:padding-left="0.0416in" fo:padding-bottom="0in" fo:padding-right="0.0416in"/>
    </style:style>
    <style:style style:name="P564" style:parent-style-name="Standard" style:family="paragraph">
      <style:paragraph-properties fo:keep-with-next="always" style:vertical-align="auto" fo:margin-bottom="0.0416in"/>
    </style:style>
    <style:style style:name="T565"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66" style:family="table-cell">
      <style:table-cell-properties fo:border="0.0034in solid #D3D3D3" style:writing-mode="lr-tb" fo:padding-top="0in" fo:padding-left="0.0416in" fo:padding-bottom="0in" fo:padding-right="0.0416in"/>
    </style:style>
    <style:style style:name="P567"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568"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569" style:parent-style-name="Standard" style:family="paragraph">
      <style:paragraph-properties fo:keep-with-next="always" style:vertical-align="auto" fo:margin-bottom="0.0416in"/>
    </style:style>
    <style:style style:name="T570"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571" style:family="table-row">
      <style:table-row-properties fo:keep-together="always"/>
    </style:style>
    <style:style style:name="TableCell572" style:family="table-cell">
      <style:table-cell-properties fo:border="0.0034in solid #D3D3D3" style:writing-mode="lr-tb" fo:padding-top="0in" fo:padding-left="0.0416in" fo:padding-bottom="0in" fo:padding-right="0.0416in"/>
    </style:style>
    <style:style style:name="P573" style:parent-style-name="Standard" style:family="paragraph">
      <style:paragraph-properties fo:keep-with-next="always" style:vertical-align="auto" fo:margin-bottom="0.0416in"/>
    </style:style>
    <style:style style:name="T57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75" style:family="table-cell">
      <style:table-cell-properties fo:border="0.0034in solid #D3D3D3" style:writing-mode="lr-tb" fo:padding-top="0in" fo:padding-left="0.0416in" fo:padding-bottom="0in" fo:padding-right="0.0416in"/>
    </style:style>
    <style:style style:name="P576" style:parent-style-name="Standard" style:family="paragraph">
      <style:paragraph-properties fo:keep-with-next="always" style:vertical-align="auto" fo:margin-bottom="0.0416in"/>
    </style:style>
    <style:style style:name="T577"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78" style:family="table-cell">
      <style:table-cell-properties fo:border="0.0034in solid #D3D3D3" style:writing-mode="lr-tb" fo:padding-top="0in" fo:padding-left="0.0416in" fo:padding-bottom="0in" fo:padding-right="0.0416in"/>
    </style:style>
    <style:style style:name="P579"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TableRow580" style:family="table-row">
      <style:table-row-properties style:min-row-height="0.2555in" fo:keep-together="always"/>
    </style:style>
    <style:style style:name="TableCell581" style:family="table-cell">
      <style:table-cell-properties fo:border="0.0034in solid #D3D3D3" style:writing-mode="lr-tb" fo:padding-top="0in" fo:padding-left="0.0416in" fo:padding-bottom="0in" fo:padding-right="0.0416in"/>
    </style:style>
    <style:style style:name="P582" style:parent-style-name="Standard" style:family="paragraph">
      <style:paragraph-properties fo:keep-with-next="always" style:vertical-align="auto" fo:margin-bottom="0.0416in"/>
    </style:style>
    <style:style style:name="T58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84" style:family="table-cell">
      <style:table-cell-properties fo:border="0.0034in solid #D3D3D3" style:writing-mode="lr-tb" fo:padding-top="0in" fo:padding-left="0.0416in" fo:padding-bottom="0in" fo:padding-right="0.0416in"/>
    </style:style>
    <style:style style:name="P585" style:parent-style-name="Standard" style:family="paragraph">
      <style:paragraph-properties fo:keep-with-next="always" style:vertical-align="auto" fo:margin-bottom="0.0416in"/>
    </style:style>
    <style:style style:name="T58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87" style:family="table-cell">
      <style:table-cell-properties fo:border="0.0034in solid #D3D3D3" style:writing-mode="lr-tb" fo:padding-top="0in" fo:padding-left="0.0416in" fo:padding-bottom="0in" fo:padding-right="0.0416in"/>
    </style:style>
    <style:style style:name="P588"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TableRow589" style:family="table-row">
      <style:table-row-properties fo:keep-together="always"/>
    </style:style>
    <style:style style:name="TableCell590" style:family="table-cell">
      <style:table-cell-properties fo:border="0.0034in solid #D3D3D3" style:writing-mode="lr-tb" fo:padding-top="0in" fo:padding-left="0.0416in" fo:padding-bottom="0in" fo:padding-right="0.0416in"/>
    </style:style>
    <style:style style:name="P591" style:parent-style-name="Standard" style:family="paragraph">
      <style:paragraph-properties fo:keep-with-next="always" style:vertical-align="auto" fo:margin-bottom="0.0416in"/>
    </style:style>
    <style:style style:name="T592"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93" style:family="table-cell">
      <style:table-cell-properties fo:border="0.0034in solid #D3D3D3" style:writing-mode="lr-tb" fo:padding-top="0in" fo:padding-left="0.0416in" fo:padding-bottom="0in" fo:padding-right="0.0416in"/>
    </style:style>
    <style:style style:name="P594" style:parent-style-name="Standard" style:family="paragraph">
      <style:paragraph-properties fo:keep-with-next="always" style:vertical-align="auto" fo:margin-bottom="0.0416in"/>
    </style:style>
    <style:style style:name="T595"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596" style:family="table-cell">
      <style:table-cell-properties fo:border="0.0034in solid #D3D3D3" style:writing-mode="lr-tb" fo:padding-top="0in" fo:padding-left="0.0416in" fo:padding-bottom="0in" fo:padding-right="0.0416in"/>
    </style:style>
    <style:style style:name="P597"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TableRow598" style:family="table-row">
      <style:table-row-properties fo:keep-together="always"/>
    </style:style>
    <style:style style:name="TableCell599" style:family="table-cell">
      <style:table-cell-properties fo:border="0.0034in solid #D3D3D3" style:writing-mode="lr-tb" fo:padding-top="0in" fo:padding-left="0.0416in" fo:padding-bottom="0in" fo:padding-right="0.0416in"/>
    </style:style>
    <style:style style:name="P600" style:parent-style-name="Standard" style:family="paragraph">
      <style:paragraph-properties fo:keep-with-next="always" style:vertical-align="auto" fo:margin-bottom="0.0416in"/>
    </style:style>
    <style:style style:name="T60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02" style:family="table-cell">
      <style:table-cell-properties fo:border="0.0034in solid #D3D3D3" style:writing-mode="lr-tb" fo:padding-top="0in" fo:padding-left="0.0416in" fo:padding-bottom="0in" fo:padding-right="0.0416in"/>
    </style:style>
    <style:style style:name="P603" style:parent-style-name="Standard" style:family="paragraph">
      <style:paragraph-properties fo:keep-with-next="always" style:vertical-align="auto" fo:margin-bottom="0.0416in"/>
    </style:style>
    <style:style style:name="T60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05" style:family="table-cell">
      <style:table-cell-properties fo:border="0.0034in solid #D3D3D3" style:writing-mode="lr-tb" fo:padding-top="0in" fo:padding-left="0.0416in" fo:padding-bottom="0in" fo:padding-right="0.0416in"/>
    </style:style>
    <style:style style:name="P606"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TableRow607" style:family="table-row">
      <style:table-row-properties fo:keep-together="always"/>
    </style:style>
    <style:style style:name="TableCell608" style:family="table-cell">
      <style:table-cell-properties fo:border="0.0034in solid #D3D3D3" style:writing-mode="lr-tb" fo:padding-top="0in" fo:padding-left="0.0416in" fo:padding-bottom="0in" fo:padding-right="0.0416in"/>
    </style:style>
    <style:style style:name="P609" style:parent-style-name="Standard" style:family="paragraph">
      <style:paragraph-properties fo:keep-with-next="always" style:vertical-align="auto" fo:margin-bottom="0.0416in"/>
    </style:style>
    <style:style style:name="T610"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11" style:family="table-cell">
      <style:table-cell-properties fo:border="0.0034in solid #D3D3D3" style:writing-mode="lr-tb" fo:padding-top="0in" fo:padding-left="0.0416in" fo:padding-bottom="0in" fo:padding-right="0.0416in"/>
    </style:style>
    <style:style style:name="P612" style:parent-style-name="Standard" style:family="paragraph">
      <style:paragraph-properties fo:keep-with-next="always" style:vertical-align="auto" fo:margin-bottom="0.0416in"/>
    </style:style>
    <style:style style:name="T61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14" style:family="table-cell">
      <style:table-cell-properties fo:border="0.0034in solid #D3D3D3" style:writing-mode="lr-tb" fo:padding-top="0in" fo:padding-left="0.0416in" fo:padding-bottom="0in" fo:padding-right="0.0416in"/>
    </style:style>
    <style:style style:name="P615"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TableRow616" style:family="table-row">
      <style:table-row-properties fo:keep-together="always"/>
    </style:style>
    <style:style style:name="TableCell617" style:family="table-cell">
      <style:table-cell-properties fo:border="0.0034in solid #D3D3D3" style:writing-mode="lr-tb" fo:padding-top="0in" fo:padding-left="0.0416in" fo:padding-bottom="0in" fo:padding-right="0.0416in"/>
    </style:style>
    <style:style style:name="P618" style:parent-style-name="Standard" style:family="paragraph">
      <style:paragraph-properties fo:keep-with-next="always" style:vertical-align="auto" fo:margin-bottom="0.0416in"/>
    </style:style>
    <style:style style:name="T619"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20" style:family="table-cell">
      <style:table-cell-properties fo:border="0.0034in solid #D3D3D3" style:writing-mode="lr-tb" fo:padding-top="0in" fo:padding-left="0.0416in" fo:padding-bottom="0in" fo:padding-right="0.0416in"/>
    </style:style>
    <style:style style:name="P621" style:parent-style-name="Standard" style:family="paragraph">
      <style:paragraph-properties fo:keep-with-next="always" style:vertical-align="auto" fo:margin-bottom="0.0416in"/>
    </style:style>
    <style:style style:name="T622"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23" style:family="table-cell">
      <style:table-cell-properties fo:border="0.0034in solid #D3D3D3" style:writing-mode="lr-tb" fo:padding-top="0in" fo:padding-left="0.0416in" fo:padding-bottom="0in" fo:padding-right="0.0416in"/>
    </style:style>
    <style:style style:name="P624"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TableRow625" style:family="table-row">
      <style:table-row-properties fo:keep-together="always"/>
    </style:style>
    <style:style style:name="TableCell626" style:family="table-cell">
      <style:table-cell-properties fo:border="0.0034in solid #D3D3D3" style:writing-mode="lr-tb" fo:padding-top="0in" fo:padding-left="0.0416in" fo:padding-bottom="0in" fo:padding-right="0.0416in"/>
    </style:style>
    <style:style style:name="P627" style:parent-style-name="Standard" style:family="paragraph">
      <style:paragraph-properties fo:keep-with-next="always" style:vertical-align="auto" fo:margin-bottom="0.0416in"/>
    </style:style>
    <style:style style:name="T628"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29" style:family="table-cell">
      <style:table-cell-properties fo:border="0.0034in solid #D3D3D3" style:writing-mode="lr-tb" fo:padding-top="0in" fo:padding-left="0.0416in" fo:padding-bottom="0in" fo:padding-right="0.0416in"/>
    </style:style>
    <style:style style:name="P630" style:parent-style-name="Standard" style:family="paragraph">
      <style:paragraph-properties fo:keep-with-next="always" style:vertical-align="auto" fo:margin-bottom="0.0416in"/>
    </style:style>
    <style:style style:name="T63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32" style:family="table-cell">
      <style:table-cell-properties fo:border="0.0034in solid #D3D3D3" style:writing-mode="lr-tb" fo:padding-top="0in" fo:padding-left="0.0416in" fo:padding-bottom="0in" fo:padding-right="0.0416in"/>
    </style:style>
    <style:style style:name="P633" style:parent-style-name="Standard" style:family="paragraph">
      <style:paragraph-properties fo:keep-with-next="always" style:vertical-align="auto" fo:margin-bottom="0.0416in"/>
    </style:style>
    <style:style style:name="T63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635" style:family="table-row">
      <style:table-row-properties fo:keep-together="always"/>
    </style:style>
    <style:style style:name="TableCell636" style:family="table-cell">
      <style:table-cell-properties fo:border="0.0034in solid #D3D3D3" style:writing-mode="lr-tb" fo:padding-top="0in" fo:padding-left="0.0416in" fo:padding-bottom="0in" fo:padding-right="0.0416in"/>
    </style:style>
    <style:style style:name="P637" style:parent-style-name="Standard" style:family="paragraph">
      <style:paragraph-properties fo:keep-with-next="always" style:vertical-align="auto" fo:margin-bottom="0.0416in"/>
    </style:style>
    <style:style style:name="T638"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39" style:family="table-cell">
      <style:table-cell-properties fo:border="0.0034in solid #D3D3D3" style:writing-mode="lr-tb" fo:padding-top="0in" fo:padding-left="0.0416in" fo:padding-bottom="0in" fo:padding-right="0.0416in"/>
    </style:style>
    <style:style style:name="P640" style:parent-style-name="Standard" style:family="paragraph">
      <style:paragraph-properties fo:keep-with-next="always" style:vertical-align="auto" fo:margin-bottom="0.0416in"/>
    </style:style>
    <style:style style:name="T64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42" style:family="table-cell">
      <style:table-cell-properties fo:border="0.0034in solid #D3D3D3" style:writing-mode="lr-tb" fo:padding-top="0in" fo:padding-left="0.0416in" fo:padding-bottom="0in" fo:padding-right="0.0416in"/>
    </style:style>
    <style:style style:name="P643" style:parent-style-name="Standard" style:family="paragraph">
      <style:paragraph-properties fo:keep-with-next="always" style:vertical-align="auto" fo:margin-bottom="0.0416in"/>
    </style:style>
    <style:style style:name="T64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645" style:family="table-row">
      <style:table-row-properties fo:keep-together="always"/>
    </style:style>
    <style:style style:name="TableCell646" style:family="table-cell">
      <style:table-cell-properties fo:border="0.0034in solid #D3D3D3" style:writing-mode="lr-tb" fo:padding-top="0in" fo:padding-left="0.0416in" fo:padding-bottom="0in" fo:padding-right="0.0416in"/>
    </style:style>
    <style:style style:name="P647" style:parent-style-name="Standard" style:family="paragraph">
      <style:paragraph-properties fo:keep-with-next="always" style:vertical-align="auto" fo:margin-bottom="0.0416in"/>
    </style:style>
    <style:style style:name="T648"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49" style:family="table-cell">
      <style:table-cell-properties fo:border="0.0034in solid #D3D3D3" style:writing-mode="lr-tb" fo:padding-top="0in" fo:padding-left="0.0416in" fo:padding-bottom="0in" fo:padding-right="0.0416in"/>
    </style:style>
    <style:style style:name="P650" style:parent-style-name="Standard" style:family="paragraph">
      <style:paragraph-properties fo:keep-with-next="always" style:vertical-align="auto" fo:margin-bottom="0.0416in"/>
    </style:style>
    <style:style style:name="T65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52" style:family="table-cell">
      <style:table-cell-properties fo:border="0.0034in solid #D3D3D3" style:writing-mode="lr-tb" fo:padding-top="0in" fo:padding-left="0.0416in" fo:padding-bottom="0in" fo:padding-right="0.0416in"/>
    </style:style>
    <style:style style:name="P653" style:parent-style-name="Standard" style:family="paragraph">
      <style:paragraph-properties fo:keep-with-next="always" style:vertical-align="auto" fo:margin-bottom="0.0416in"/>
    </style:style>
    <style:style style:name="T65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655" style:family="table-row">
      <style:table-row-properties fo:keep-together="always"/>
    </style:style>
    <style:style style:name="TableCell656" style:family="table-cell">
      <style:table-cell-properties fo:border="0.0034in solid #D3D3D3" style:writing-mode="lr-tb" fo:padding-top="0in" fo:padding-left="0.0416in" fo:padding-bottom="0in" fo:padding-right="0.0416in"/>
    </style:style>
    <style:style style:name="P657" style:parent-style-name="Standard" style:family="paragraph">
      <style:paragraph-properties fo:keep-with-next="always" style:vertical-align="auto" fo:margin-bottom="0.0416in"/>
    </style:style>
    <style:style style:name="T658"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59" style:family="table-cell">
      <style:table-cell-properties fo:border="0.0034in solid #D3D3D3" style:writing-mode="lr-tb" fo:padding-top="0in" fo:padding-left="0.0416in" fo:padding-bottom="0in" fo:padding-right="0.0416in"/>
    </style:style>
    <style:style style:name="P660" style:parent-style-name="Standard" style:family="paragraph">
      <style:paragraph-properties fo:keep-with-next="always" style:vertical-align="auto" fo:margin-bottom="0.0416in"/>
    </style:style>
    <style:style style:name="T66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62" style:family="table-cell">
      <style:table-cell-properties fo:border="0.0034in solid #D3D3D3" style:writing-mode="lr-tb" fo:padding-top="0in" fo:padding-left="0.0416in" fo:padding-bottom="0in" fo:padding-right="0.0416in"/>
    </style:style>
    <style:style style:name="P663" style:parent-style-name="Standard" style:family="paragraph">
      <style:paragraph-properties fo:keep-with-next="always" style:vertical-align="auto" fo:margin-bottom="0.0416in"/>
    </style:style>
    <style:style style:name="T664"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665" style:family="table-row">
      <style:table-row-properties fo:keep-together="always"/>
    </style:style>
    <style:style style:name="TableCell666" style:family="table-cell">
      <style:table-cell-properties fo:border="0.0034in solid #D3D3D3" style:writing-mode="lr-tb" fo:padding-top="0in" fo:padding-left="0.0416in" fo:padding-bottom="0in" fo:padding-right="0.0416in"/>
    </style:style>
    <style:style style:name="P667" style:parent-style-name="Standard" style:family="paragraph">
      <style:paragraph-properties fo:keep-with-next="always" style:vertical-align="auto" fo:margin-bottom="0.0416in"/>
    </style:style>
    <style:style style:name="T668"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69" style:family="table-cell">
      <style:table-cell-properties fo:border="0.0034in solid #D3D3D3" style:writing-mode="lr-tb" fo:padding-top="0in" fo:padding-left="0.0416in" fo:padding-bottom="0in" fo:padding-right="0.0416in"/>
    </style:style>
    <style:style style:name="P670" style:parent-style-name="Standard" style:family="paragraph">
      <style:paragraph-properties fo:keep-with-next="always" style:vertical-align="auto" fo:margin-bottom="0.0416in"/>
    </style:style>
    <style:style style:name="T671"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72" style:family="table-cell">
      <style:table-cell-properties fo:border="0.0034in solid #D3D3D3" style:writing-mode="lr-tb" fo:padding-top="0in" fo:padding-left="0.0416in" fo:padding-bottom="0in" fo:padding-right="0.0416in"/>
    </style:style>
    <style:style style:name="P673"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674"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675" style:parent-style-name="Standard" style:family="paragraph">
      <style:paragraph-properties fo:keep-with-next="always" style:vertical-align="auto" fo:margin-bottom="0.0416in"/>
    </style:style>
    <style:style style:name="T676"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677" style:family="table-row">
      <style:table-row-properties fo:keep-together="always"/>
    </style:style>
    <style:style style:name="TableCell678" style:family="table-cell">
      <style:table-cell-properties fo:border="0.0034in solid #D3D3D3" style:writing-mode="lr-tb" fo:padding-top="0in" fo:padding-left="0.0416in" fo:padding-bottom="0in" fo:padding-right="0.0416in"/>
    </style:style>
    <style:style style:name="P679" style:parent-style-name="Standard" style:family="paragraph">
      <style:paragraph-properties fo:keep-with-next="always" style:vertical-align="auto" fo:margin-bottom="0.0416in"/>
    </style:style>
    <style:style style:name="T680"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81" style:family="table-cell">
      <style:table-cell-properties fo:border="0.0034in solid #D3D3D3" style:writing-mode="lr-tb" fo:padding-top="0in" fo:padding-left="0.0416in" fo:padding-bottom="0in" fo:padding-right="0.0416in"/>
    </style:style>
    <style:style style:name="P682" style:parent-style-name="Standard" style:family="paragraph">
      <style:paragraph-properties fo:keep-with-next="always" style:vertical-align="auto" fo:margin-bottom="0.0416in"/>
    </style:style>
    <style:style style:name="T683"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84" style:family="table-cell">
      <style:table-cell-properties fo:border="0.0034in solid #D3D3D3" style:writing-mode="lr-tb" fo:padding-top="0in" fo:padding-left="0.0416in" fo:padding-bottom="0in" fo:padding-right="0.0416in"/>
    </style:style>
    <style:style style:name="P685"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686" style:parent-style-name="Standard" style:family="paragraph">
      <style:paragraph-properties fo:keep-with-next="always" style:vertical-align="auto" fo:margin-bottom="0.0416in"/>
      <style:text-properties style:font-name="Calibri" style:font-name-asian="Calibri" style:font-name-complex="Times New Roman" fo:font-size="10pt" style:font-size-asian="10pt" style:font-size-complex="12pt" fo:language="en" fo:country="US"/>
    </style:style>
    <style:style style:name="P687" style:parent-style-name="Standard" style:family="paragraph">
      <style:paragraph-properties fo:keep-with-next="always" style:vertical-align="auto" fo:margin-bottom="0.0416in"/>
    </style:style>
    <style:style style:name="T688"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Row689" style:family="table-row">
      <style:table-row-properties fo:keep-together="always"/>
    </style:style>
    <style:style style:name="TableCell690" style:family="table-cell">
      <style:table-cell-properties fo:border="0.0034in solid #D3D3D3" style:writing-mode="lr-tb" fo:padding-top="0in" fo:padding-left="0.0416in" fo:padding-bottom="0in" fo:padding-right="0.0416in"/>
    </style:style>
    <style:style style:name="P691" style:parent-style-name="Standard" style:family="paragraph">
      <style:paragraph-properties fo:keep-with-next="always" style:vertical-align="auto" fo:margin-bottom="0.0416in"/>
    </style:style>
    <style:style style:name="T692"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93" style:family="table-cell">
      <style:table-cell-properties fo:border="0.0034in solid #D3D3D3" style:writing-mode="lr-tb" fo:padding-top="0in" fo:padding-left="0.0416in" fo:padding-bottom="0in" fo:padding-right="0.0416in"/>
    </style:style>
    <style:style style:name="P694" style:parent-style-name="Standard" style:family="paragraph">
      <style:paragraph-properties fo:keep-with-next="always" style:vertical-align="auto" fo:margin-bottom="0.0416in"/>
    </style:style>
    <style:style style:name="T695"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TableCell696" style:family="table-cell">
      <style:table-cell-properties fo:border="0.0034in solid #D3D3D3" style:writing-mode="lr-tb" fo:padding-top="0in" fo:padding-left="0.0416in" fo:padding-bottom="0in" fo:padding-right="0.0416in"/>
    </style:style>
    <style:style style:name="P697" style:parent-style-name="Standard" style:family="paragraph">
      <style:paragraph-properties fo:keep-with-next="always" style:vertical-align="auto" fo:margin-bottom="0.0416in"/>
    </style:style>
    <style:style style:name="T698" style:parent-style-name="Absatz-Standardschriftart" style:family="text">
      <style:text-properties style:font-name="Calibri" style:font-name-asian="Calibri" style:font-name-complex="Times New Roman" fo:font-size="10pt" style:font-size-asian="10pt" style:font-size-complex="12pt" fo:language="en" fo:country="US"/>
    </style:style>
    <style:style style:name="P699" style:parent-style-name="Standard" style:family="paragraph">
      <style:paragraph-properties fo:text-align="justify" fo:line-height="150%"/>
      <style:text-properties fo:language="en" fo:country="US"/>
    </style:style>
    <style:style style:name="P700" style:parent-style-name="Standard" style:family="paragraph">
      <style:paragraph-properties fo:text-align="justify" fo:line-height="150%"/>
    </style:style>
    <style:style style:name="T701" style:parent-style-name="Absatz-Standardschriftart" style:family="text">
      <style:text-properties fo:language="en" fo:country="US"/>
    </style:style>
    <style:style style:name="T702" style:parent-style-name="Absatz-Standardschriftart" style:family="text">
      <style:text-properties fo:language="en" fo:country="US"/>
    </style:style>
    <style:style style:name="T703" style:parent-style-name="Absatz-Standardschriftart" style:family="text">
      <style:text-properties fo:language="en" fo:country="US"/>
    </style:style>
    <style:style style:name="T704" style:parent-style-name="Absatz-Standardschriftart" style:family="text">
      <style:text-properties fo:language="en" fo:country="US"/>
    </style:style>
    <style:style style:name="T705" style:parent-style-name="Absatz-Standardschriftart" style:family="text">
      <style:text-properties fo:font-weight="bold" style:font-weight-asian="bold" fo:language="en" fo:country="US"/>
    </style:style>
    <style:style style:name="T706" style:parent-style-name="Absatz-Standardschriftart" style:family="text">
      <style:text-properties fo:language="en" fo:country="US"/>
    </style:style>
    <style:style style:name="T707" style:parent-style-name="Absatz-Standardschriftart" style:family="text">
      <style:text-properties fo:language="en" fo:country="US"/>
    </style:style>
    <style:style style:name="T708" style:parent-style-name="Absatz-Standardschriftart" style:family="text">
      <style:text-properties fo:language="en" fo:country="US"/>
    </style:style>
    <style:style style:name="P709" style:parent-style-name="Standard" style:family="paragraph">
      <style:paragraph-properties fo:text-align="justify" fo:line-height="150%"/>
      <style:text-properties fo:language="en" fo:country="US"/>
    </style:style>
    <style:style style:name="P710" style:parent-style-name="Standard" style:family="paragraph">
      <style:paragraph-properties fo:text-align="justify" fo:line-height="150%"/>
    </style:style>
    <style:style style:name="P711" style:parent-style-name="Standard" style:family="paragraph">
      <style:paragraph-properties fo:widows="0" fo:orphans="0" fo:margin-bottom="0in"/>
      <style:text-properties fo:language="en" fo:country="US"/>
    </style:style>
    <style:style style:name="P712" style:parent-style-name="Standard" style:family="paragraph">
      <style:paragraph-properties fo:widows="0" fo:orphans="0" fo:margin-bottom="0in"/>
      <style:text-properties fo:language="en" fo:country="US"/>
    </style:style>
    <style:style style:name="P713" style:parent-style-name="Standard" style:family="paragraph">
      <style:paragraph-properties fo:widows="0" fo:orphans="0" fo:margin-bottom="0in"/>
    </style:style>
    <style:style style:name="P714" style:parent-style-name="Standard" style:family="paragraph">
      <style:paragraph-properties fo:widows="0" fo:orphans="0" fo:text-align="justify" fo:margin-bottom="0in" fo:line-height="150%"/>
    </style:style>
    <style:style style:name="T715" style:parent-style-name="Absatz-Standardschriftart" style:family="text">
      <style:text-properties fo:color="#000000"/>
    </style:style>
    <style:style style:name="T716" style:parent-style-name="Absatz-Standardschriftart" style:family="text">
      <style:text-properties fo:color="#000000"/>
    </style:style>
    <style:style style:name="T717" style:parent-style-name="Absatz-Standardschriftart" style:family="text">
      <style:text-properties fo:color="#000000"/>
    </style:style>
    <style:style style:name="P718" style:parent-style-name="Überschrift1" style:master-page-name="MP9" style:list-style-name="WW_OutlineListStyle_20" style:family="paragraph">
      <style:paragraph-properties fo:break-before="page"/>
    </style:style>
    <style:style style:name="T723" style:parent-style-name="Fett" style:family="text">
      <style:text-properties fo:font-weight="bold" style:font-weight-asian="bold" style:font-weight-complex="normal" fo:language="de" fo:country="DE"/>
    </style:style>
    <style:style style:name="P724" style:parent-style-name="Überschrift1" style:master-page-name="MP10" style:list-style-name="WW_OutlineListStyle_20" style:family="paragraph">
      <style:paragraph-properties fo:break-before="page"/>
    </style:style>
    <style:style style:name="T729" style:parent-style-name="Fett" style:family="text">
      <style:text-properties fo:font-weight="bold" style:font-weight-asian="bold" style:font-weight-complex="normal" fo:language="de" fo:country="DE"/>
    </style:style>
    <style:style style:name="P730" style:parent-style-name="Standard" style:master-page-name="MP11" style:family="paragraph">
      <style:paragraph-properties fo:widows="0" fo:orphans="0" fo:break-before="page" fo:margin-bottom="0in"/>
      <style:text-properties fo:language="de" fo:country="DE"/>
    </style:style>
    <style:style style:name="P735" style:parent-style-name="Standard" style:family="paragraph">
      <style:paragraph-properties fo:widows="0" fo:orphans="0" fo:margin-bottom="0in"/>
      <style:text-properties fo:language="de" fo:country="DE"/>
    </style:style>
    <style:style style:name="T736" style:parent-style-name="Fett" style:family="text">
      <style:text-properties fo:font-weight="bold" style:font-weight-asian="bold" style:font-weight-complex="normal" fo:language="de" fo:country="DE"/>
    </style:style>
    <style:style style:name="P737" style:parent-style-name="Standard" style:family="paragraph">
      <style:text-properties fo:language="de" fo:country="DE"/>
    </style:style>
    <style:style style:name="P738" style:parent-style-name="Standard" style:family="paragraph">
      <style:paragraph-properties fo:widows="0" fo:orphans="0" fo:break-before="page" fo:margin-bottom="0in"/>
      <style:text-properties fo:language="de" fo:country="DE" fo:hyphenate="true"/>
    </style:style>
    <style:style style:name="T739" style:parent-style-name="Absatz-Standardschriftart" style:family="text">
      <style:text-properties fo:language="de" fo:country="DE"/>
    </style:style>
    <style:style style:name="T740" style:parent-style-name="Absatz-Standardschriftart" style:family="text">
      <style:text-properties fo:language="en" fo:country="US"/>
    </style:style>
    <style:style style:name="P741" style:parent-style-name="Standard" style:family="paragraph">
      <style:text-properties fo:language="de" fo:country="DE"/>
    </style:style>
    <style:style style:name="P742" style:parent-style-name="Standard" style:family="paragraph">
      <style:paragraph-properties fo:widows="0" fo:orphans="0" fo:margin-bottom="0in"/>
      <style:text-properties fo:language="de" fo:country="DE"/>
    </style:style>
    <style:style style:name="P743" style:parent-style-name="Standard" style:family="paragraph">
      <style:paragraph-properties fo:widows="0" fo:orphans="0" fo:margin-bottom="0in"/>
      <style:text-properties fo:language="de" fo:country="DE"/>
    </style:style>
    <style:style style:name="P744" style:parent-style-name="Standard" style:family="paragraph">
      <style:paragraph-properties fo:widows="0" fo:orphans="0" fo:margin-bottom="0in"/>
      <style:text-properties fo:language="de" fo:country="DE"/>
    </style:style>
    <style:style style:name="P745" style:parent-style-name="Standard" style:family="paragraph">
      <style:paragraph-properties fo:widows="0" fo:orphans="0" fo:margin-bottom="0in"/>
      <style:text-properties fo:language="de" fo:country="DE"/>
    </style:style>
    <style:style style:name="P746" style:parent-style-name="Standard" style:family="paragraph">
      <style:paragraph-properties fo:widows="0" fo:orphans="0" fo:margin-bottom="0in"/>
      <style:text-properties fo:language="de" fo:country="DE"/>
    </style:style>
    <style:style style:name="P747" style:parent-style-name="Standard" style:family="paragraph">
      <style:paragraph-properties fo:widows="0" fo:orphans="0" fo:margin-bottom="0in"/>
      <style:text-properties fo:language="de" fo:country="DE"/>
    </style:style>
    <style:style style:name="P748" style:parent-style-name="Standard" style:family="paragraph">
      <style:paragraph-properties fo:widows="0" fo:orphans="0" fo:margin-bottom="0in"/>
      <style:text-properties fo:language="de" fo:country="DE"/>
    </style:style>
    <style:style style:name="P749" style:parent-style-name="Standard" style:family="paragraph">
      <style:paragraph-properties fo:widows="0" fo:orphans="0" fo:margin-bottom="0in"/>
      <style:text-properties fo:language="de" fo:country="DE"/>
    </style:style>
    <style:style style:name="P750" style:parent-style-name="Standard" style:family="paragraph">
      <style:paragraph-properties fo:widows="0" fo:orphans="0" fo:margin-bottom="0in"/>
      <style:text-properties fo:language="de" fo:country="DE"/>
    </style:style>
    <style:style style:name="P751" style:parent-style-name="Standard" style:family="paragraph">
      <style:paragraph-properties fo:widows="0" fo:orphans="0" fo:margin-bottom="0in"/>
      <style:text-properties fo:language="de" fo:country="DE"/>
    </style:style>
    <style:style style:name="P752" style:parent-style-name="Standard" style:family="paragraph">
      <style:paragraph-properties fo:widows="0" fo:orphans="0" fo:margin-bottom="0in"/>
      <style:text-properties fo:language="de" fo:country="DE"/>
    </style:style>
    <style:style style:name="P753" style:parent-style-name="Standard" style:family="paragraph">
      <style:paragraph-properties fo:widows="0" fo:orphans="0" fo:margin-bottom="0in"/>
      <style:text-properties fo:language="de" fo:country="DE"/>
    </style:style>
    <style:style style:name="P754" style:parent-style-name="Standard" style:family="paragraph">
      <style:paragraph-properties fo:widows="0" fo:orphans="0" fo:margin-bottom="0in"/>
      <style:text-properties fo:language="de" fo:country="DE"/>
    </style:style>
    <style:style style:name="P755" style:parent-style-name="Standard" style:family="paragraph">
      <style:paragraph-properties fo:widows="0" fo:orphans="0" fo:margin-bottom="0in"/>
      <style:text-properties fo:language="de" fo:country="DE"/>
    </style:style>
    <style:style style:name="P756" style:parent-style-name="Standard" style:family="paragraph">
      <style:paragraph-properties fo:widows="0" fo:orphans="0" fo:margin-bottom="0in"/>
      <style:text-properties fo:language="de" fo:country="DE"/>
    </style:style>
    <style:style style:name="P757" style:parent-style-name="Standard" style:family="paragraph">
      <style:paragraph-properties fo:widows="0" fo:orphans="0" fo:margin-bottom="0in"/>
      <style:text-properties fo:language="de" fo:country="DE"/>
    </style:style>
    <style:style style:name="P758" style:parent-style-name="Standard" style:family="paragraph">
      <style:paragraph-properties fo:widows="0" fo:orphans="0" fo:margin-bottom="0in"/>
      <style:text-properties fo:language="de" fo:country="DE"/>
    </style:style>
    <style:style style:name="P759" style:parent-style-name="Standard" style:family="paragraph">
      <style:paragraph-properties fo:widows="0" fo:orphans="0" fo:margin-bottom="0in"/>
      <style:text-properties fo:language="de" fo:country="DE"/>
    </style:style>
    <style:style style:name="P760" style:parent-style-name="Standard" style:family="paragraph">
      <style:paragraph-properties fo:widows="0" fo:orphans="0" fo:margin-bottom="0in"/>
      <style:text-properties fo:language="de" fo:country="DE"/>
    </style:style>
    <style:style style:name="P761" style:parent-style-name="Standard" style:family="paragraph">
      <style:paragraph-properties fo:widows="0" fo:orphans="0" fo:margin-bottom="0in"/>
      <style:text-properties fo:language="de" fo:country="DE"/>
    </style:style>
    <style:style style:name="P762" style:parent-style-name="Standard" style:family="paragraph">
      <style:paragraph-properties fo:widows="0" fo:orphans="0" fo:margin-bottom="0in"/>
      <style:text-properties fo:language="de" fo:country="DE"/>
    </style:style>
    <style:style style:name="P763" style:parent-style-name="Standard" style:family="paragraph">
      <style:paragraph-properties fo:widows="0" fo:orphans="0" fo:margin-bottom="0in"/>
      <style:text-properties fo:language="de" fo:country="DE"/>
    </style:style>
    <style:style style:name="P764" style:parent-style-name="Standard" style:family="paragraph">
      <style:paragraph-properties fo:widows="0" fo:orphans="0" fo:margin-bottom="0in"/>
      <style:text-properties fo:language="de" fo:country="DE"/>
    </style:style>
    <style:style style:name="P765" style:parent-style-name="Standard" style:family="paragraph">
      <style:paragraph-properties fo:widows="0" fo:orphans="0" fo:margin-bottom="0in"/>
      <style:text-properties fo:language="de" fo:country="DE"/>
    </style:style>
    <style:style style:name="P766"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text:s/></text:span></text:p>
      <text:p text:style-name="P182"/>
      <text:h text:style-name="Überschrift2" text:outline-level="2"><text:bookmark-start text:name="_Toc171073312"/><text:span text:style-name="T183">1.1.2 The virome: ‘our’ viruses</text:span><text:bookmark-end text:name="_Toc171073312"/></text:h>
      <text:p text:style-name="P184"/>
      <text:p text:style-name="P185">Besides identification of viruses during possible pandemic and disease scenarios, viral discovery could enhance our comprehension of the virome – the collective population of eukaryotic and prokaryotic viruses inhabiting the host body. In the case of the humans, each individual has a virome consisting of over 10¹³ viral particles, with each body site constituting its own microenvironment. Meaning, each body part has varying viruses infecting cells or microorganisms living in or on us. Furthermore, factors such as age and immune system of the host, lifestyle choices such as diet and smoking, and infections can change the composition and abundance of the virome throughout the life of the host.</text:p>
      <text:p text:style-name="P186"/>
      <text:p text:style-name="P187"><text:span text:style-name="T188">Virushistorie</text:span></text:p>
      <text:p text:style-name="P189"><text:span text:style-name="T190">modellorganismen</text:span></text:p>
      <text:p text:style-name="P191"/>
      <text:h text:style-name="P192" text:outline-level="2"><text:bookmark-start text:name="_Toc171073313"/>1.2 History of viral discovery<text:bookmark-end text:name="_Toc171073313"/></text:h>
      <text:p text:style-name="P193"><text:span text:style-name="T194">The history of virus discovery begins with the work of Russian biologist Dmitri Iosifovich Ivanovsky in the late 19</text:span><text:span text:style-name="T195">th</text:span><text:span text:style-name="T196"><text:s/>century.</text:span></text:p>
      <text:p text:style-name="P197"/>
      <text:h text:style-name="P198" text:outline-level="2"><text:bookmark-start text:name="_Toc171073314"/>1.3 A new approach: Data-driven Virus discovery<text:bookmark-end text:name="_Toc171073314"/></text:h>
      <text:p text:style-name="P199"/>
      <text:p text:style-name="P200">→ Erwähnen, dass unprozessierte Daten<text:s/>existieren, die viele virale Daten enthalten, selbst wenn die Daten nicht zu diesem Zweck erhoben wurden. Das gibt einem die Möglichkeit neue Viren in hochdurchsatz Format zu analysieren.<text:s/><text:soft-page-break/>Ein beispielsquelle ist SRA (vollen Namen nutzen und dann im Abbreviation erwähnen).</text:p>
      <text:p text:style-name="P201">→ Notwendig betonen, dass man virusdaten aus unprozessierten Daten analysieren sollte.</text:p>
      <text:p text:style-name="P202"/>
      <text:h text:style-name="Überschrift2" text:outline-level="2"><text:bookmark-start text:name="_Toc171073315"/><text:span text:style-name="T203">1.3.1 „Hunting“ for viruses in unprocessed data</text:span><text:bookmark-end text:name="_Toc171073315"/></text:h>
      <text:p text:style-name="P204"/>
      <text:p text:style-name="P205"/>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06"/>
      <text:p text:style-name="P207">Profile Hidden Markov Models are used to classify Proteins into Families. Proteins are organized into families represented by multiple sequence allignments. Classifying them into families is important, since conserved domains of set families also point to their functions. Paired Similarity Comparisons such as BLAST searches fail to detect the subtle similarities. PHH find those similarities.</text:p>
      <text:p text:style-name="P208"/>
      <text:p text:style-name="P209"><text:span text:style-name="T210">→ a pro</text:span><text:span text:style-name="T211">ﬁ</text:span><text:span text:style-name="T212">le HMM is a statistical model of a multiple sequence alignment, where</text:span></text:p>
      <text:p text:style-name="P213">probabilities are assigned to each amino acid at each position in the alignment, and to the transitions<text:s/>between positions.</text:p>
      <text:p text:style-name="P214">→ pHHM have formal probabilistic basis and a consis-tent theory behind insertion and gap scores</text:p>
      <text:p text:style-name="P215">→ Nature uses protein domains as building blocks, shuffling them to create multi-domain proteins. Domains are conserved part of the protein<text:s/>that have a function and can work independently (often). It makes more sence to calssify the domains not entire proteins into families.</text:p>
      <text:p text:style-name="P216"><text:span text:style-name="T217">→ MSA: In a multiple sequence alignment, several sequences are<text:s/></text:span><text:span text:style-name="T218">ﬁ</text:span><text:span text:style-name="T219">tted on top of each other,such that the amino acids plac</text:span><text:span text:style-name="T220">ed above each other in the alignment are as similar as possible. MSAs allow representation inserts and deletions (dashes).</text:span></text:p>
      <text:soft-page-break/>
      <text:p text:style-name="P221">→ Sequence similarties between proteins of the same domain might be really low (sequence of RNA-polymerase domain are highly diverse). So traditional BLASt comparisons will fail here.</text:p>
      <text:p text:style-name="P222">→ we construct alignments to break proteins into domains for a given family. We construct profiles for each domain and we compare new sequences against that domain-profile.identify common sequence characteristics</text:p>
      <text:p text:style-name="P223">→ We have MSA and theta (fraction of maximum inserts), pseudocount as Input.</text:p>
      <text:p text:style-name="P224">→ The used MSA consists of known already known members of the protein family ( for example RNA-polymerase). We construct our profile for that known protein family based on<text:s/>the MSA.</text:p>
      <text:p text:style-name="P225">→ GOAL: be used to locate struc-turally or functionally important residues, since they are conserved in the sequences</text:p>
      <text:p text:style-name="P226">and consequently receives high probabilities in the HMM.</text:p>
      <text:p text:style-name="P227">→ output: transition and emission matrices of the profile HMM.</text:p>
      <text:p text:style-name="P228">→ We use<text:s/>pHMM to decide if our new unknown protein belongs to the protein family depicted by the profile (is it an RNA-Polymerase?).</text:p>
      <text:p text:style-name="P229">→ We remove columns where the fraction of insertions exceeds a threshold theta. We get a MSA where each column has a relativly low<text:s/>number of insertions.</text:p>
      <text:p text:style-name="P230">→ We construct a profile of that allignment.</text:p>
      <text:p text:style-name="P231">→ each node has an emission propability corresponding to all possible proteins possible.</text:p>
      <text:p text:style-name="P232">→ emission states: We define the emission propability as the count of the emitted aminoacids from a<text:s/>specific state/ column/position.</text:p>
      <text:p text:style-name="P233">→ transitions states: We generate hidden paths for each row (msa) in the profile. <text:s/>Transition state „from“ a state should add up to 1, except end state which doesnt have any. Count number of states (number of sequences in msa) and divide them with number of sequences in that state. If I have 10 sequences and 5 go to match, 3 to insert and 2 to delete at position M4, than the propability of match at M4 is 5/10 = 50 %.</text:p>
      <text:soft-page-break/>
      <text:p text:style-name="P234">→ All Amino acids are represented. If an amino acid did not appear in our MSA, then if will be represented by a pseudocount with a small propability (1/20). Its never 0 propability.</text:p>
      <text:p text:style-name="P235"><text:span text:style-name="T236">A pro</text:span><text:span text:style-name="T237">ﬁ</text:span><text:span text:style-name="T238">le HMM consists of a collection of states of three kinds (Figure 9): match</text:span></text:p>
      <text:p text:style-name="P239">states, which correspond to the positions in the consensus sequence, insert states,</text:p>
      <text:p text:style-name="P240">which model insertions with respect to the consensus, and delete states, which repre-</text:p>
      <text:p text:style-name="P241">sent deletions with respect to the consensus.</text:p>
      <text:p text:style-name="P242">→ Start and End states also exist. End states are unique to pHMM, since traditional HMM dont have an endstate.</text:p>
      <text:p text:style-name="P243"><text:span text:style-name="T244">→ Match states: These are transitions between positions where our sequence matches something in our model. The match states represent the conserved regions. Eachz Match state will represent 1 Amino acid, since we can emmit only a single</text:span><text:span text:style-name="T245"><text:s/>symbol.<text:s/></text:span><text:span text:style-name="T246">Match state bildet die Konsensussequenz ab und die Inserts und deletes werden durch andere states abgebildet.</text:span></text:p>
      <text:p text:style-name="P247">→ Insertionsstates model inserts and are the only once that loop with themselfs. 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48">→ Deletionsstates also exist. They do not have emission states.</text:p>
      <text:p text:style-name="P249">→ We use vitebri Algorithm to find optimal hidden path. If propabilty threshold is satisfied, we classify the unknown protein as belonging to the family. Number of rows in virtebri diagram corresponds to number of emitted states in HMM diagram.</text:p>
      <text:p text:style-name="P250">→ Pfam is a commonly used Profile Hidden Markov Model Database. Here we use custom once.</text:p>
      <text:p text:style-name="P251">→ disadvantage: We can start wil an insert. We have to start with a match state. Meaning we always start with a conserved region.</text:p>
      <text:p text:style-name="P252"/>
      <text:h text:style-name="Überschrift2" text:outline-level="2"><text:bookmark-start text:name="_Toc171073317"/><text:soft-page-break/>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53"/>
      <text:p text:style-name="P254">DAMIAN</text:p>
      <text:p text:style-name="P255"/>
      <text:p text:style-name="P256">Petabase-scale sequence alignment catalyses viral discovery</text:p>
      <text:p text:style-name="P257"/>
      <text:p text:style-name="P258">Seratus → A cloud computing infrastructure.</text:p>
      <text:p text:style-name="P259">Performs ultra-high-throuout sequence alignment at petabase scale → meaned for large datasets in petabase size.</text:p>
      <text:p text:style-name="P260"/>
      <text:h text:style-name="Überschrift2" text:outline-level="2"><text:bookmark-start text:name="_Toc171073319"/>1.5 Aim of thesis<text:bookmark-end text:name="_Toc171073319"/></text:h>
      <text:p text:style-name="P261"/>
      <text:h text:style-name="Überschrift1" text:outline-level="1"><text:bookmark-start text:name="_Toc171073320"/><text:span text:style-name="T266">Material and Methods</text:span><text:bookmark-end text:name="_Toc171073320"/></text:h>
      <text:p text:style-name="P267"/>
      <text:h text:style-name="P268" text:outline-level="2">2.1 Data Availability Statement</text:h>
      <text:p text:style-name="P269"/>
      <text:p text:style-name="P270">All data, programs, and<text:s/>scripts, as well as the results generated within the scope of this work that are presented here, have been 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1"/>
      <text:p text:style-name="P272"/>
      <text:h text:style-name="P273" text:outline-level="2">2.2 Software used</text:h>
      <text:p text:style-name="P274"/>
      <text:p text:style-name="P275">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 seeds to assemble the complete viral genomes or larger<text:s/>yet incomplete viral contigs. Twincore´s 'Aeternitas' computing cluster was utilized to concurrently execute VirusHunterGatherer across multiple runs.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 and input data on the 'Aeternitas' server. Both local<text:s/>FASTQ files and a list of SRA accessions, which are downloaded and converted to FASTQ format, are supported as input. Additionally, the configuration file allowed users to enable or disable the filter against host sequences. A table listing all necessary dependencies for runnning VirusHunterGatherer is provided (<text:span text:style-name="T276">Table x</text:span>).</text:p>
      <text:p text:style-name="P277"/>
      <text:h text:style-name="P278" text:outline-level="2">2.3 Material</text:h>
      <text:p text:style-name="P279">Three data sets were utilized for viral discovery of large DNA, small DNA, and RNA viruses,<text:s/><text:soft-page-break/>with each data set originating from different working groups. The samples in all three sets were derived from distinct viral host organisms.</text:p>
      <text:p text:style-name="P280"/>
      <text:h text:style-name="P281" text:outline-level="3">2.3.1 Taubert liver transplant data set</text:h>
      <text:p text:style-name="P282"/>
      <text:h text:style-name="P283" text:outline-level="3">2.3.2 Pfaff data set</text:h>
      <text:p text:style-name="P284"/>
      <text:h text:style-name="P285" text:outline-level="3">2.3.3 Mammalia data set</text:h>
      <text:p text:style-name="P286"/>
      <text:h text:style-name="P287" text:outline-level="2">2.4 VirusHunter</text:h>
      <text:p text:style-name="P288">At the first stage of the data-driven Virus discovery, VirusHunter was employed to identify<text:s/>viral sequences within raw sequencing datasets using a sensitive homology search with profile Hidden Markov Models. This subchapter provides an overview of how VirusHunter was implemented and utilized within the context of this master´s thesis.</text:p>
      <text:p text:style-name="P289"/>
      <text:h text:style-name="P290" text:outline-level="3">2.4.1 SRA<text:s/>download</text:h>
      <text:p text:style-name="P291"/>
      <text:p text:style-name="P292">Both locally available FASTQ files and a list of SRA accessions are valid input files for VirusHunterGatherer. If a list containing SRA accession numbers is not provided, but a path with locally available FASTQ files is given, the locally available data will be used as input. Alternatively, when a list of SRA accession numbers is provided, the SRA Toolkit's prefetch and fastq-dump tools download sequencing data from the NCBI SRA database. Both types of input were used in this thesis: datasets provided by Dr. Florian Pfaff and Prof. Dr. med. Richard Taubert were available locally on the ‘Aeternitas’ server, while the datasets containing mammalian data were downloaded from the NCBI SRA database.</text:p>
      <text:p text:style-name="P293"/>
      <text:list text:style-name="LFO39" text:continue-numbering="true">
        <text:list-item>
          <text:p text:style-name="P294">Auf Daten und Accessions verweisen. Eine Tabelle für Taubert, Florian und Mammal Daten haben. Die Mammal daten sind Accessions und<text:s/></text:p>
        </text:list-item>
      </text:list>
      <text:p text:style-name="P295"/>
      <text:h text:style-name="P296" text:outline-level="3">2.4.2 Preprocessing of FASTQ files for VirusHunter</text:h>
      <text:p text:style-name="P297"/>
      <text:p text:style-name="P298">Trimming of sequencing adapters and removal of low-quality bases occurred in parallel for each file using fastp. Auto-detection identified and removed adapter sequences. Reads shorter than 15 bases, containing more than 5 ‘N’ bases, or having more than 40% of bases with a Phred quality score of 15 were classified as low quality and discarded. For paired-end reads, a single FASTQ<text:s/>file combined both reads in an alternating order. Fastp generates report files in JSON and HTML format, along with a trimmed FASTQ file. The processed FASTQ files were transformed into FASTA format via seqtk, preserving only the<text:s/><text:soft-page-break/>sequence information. Thereafter, transeq translated the sequences into protein for each of the six reading frames.</text:p>
      <text:p text:style-name="P299"/>
      <text:p text:style-name="P300"/>
      <text:h text:style-name="P301" text:outline-level="3">2.4.3 Sensitive homology-based detection of viral sequence reads in unprocessed data</text:h>
      <text:p text:style-name="P302"/>
      <text:p text:style-name="P303">Detection of viral reads in unprocessed sequencing data was accomplished using<text:s/>the hmmsearch tool, which allows for the identification of viral sequences by querying a set of pHMMs. The protein sequences translated from each of the six reading frames were applied in six separate HMMer searches, each against query pHMMs specific to protein domains 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304"/>
      <text:p text:style-name="P305"/>
      <text:list text:style-name="LFO39" text:continue-numbering="true">
        <text:list-item>
          <text:p text:style-name="P306">Hmmsearch und die genutzten Parameter erwähnen.</text:p>
        </text:list-item>
        <text:list-item>
          <text:p text:style-name="P307">Erwähnen, woraus die phmm profile bestehen. Was wurde für RNA, large dna und small dna benutzt?</text:p>
        </text:list-item>
      </text:list>
      <text:p text:style-name="P308"/>
      <text:h text:style-name="P309" text:outline-level="3">2.4.4 Filtering against contaminants and viral reference sequences</text:h>
      <text:p text:style-name="P310"/>
      <text:p text:style-name="P311">Further filtering was performed only on data with significant hits. First, vsearch deduplicated<text:s/>hits by removing sequences that had identical length and nucleotide content. Deduplicated reads were then assembled to micro contigs via CAP3 assembler. Only those sequences that had a minimum overlap length of 20 nucleotides and a maximum overhang percentage length of 75 % were considered. The overhang percentage is calculated by dividing the total length of all overhangs by the length of the overlap, then multiplying by 100. 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 The contaminant database included ubiquitin sequences, and any matches with an E-value above 1e-4 were excluded. Afterwards, the remaining contigs were filtered against a viral database via TBLASTX, and only matches with an E-<text:soft-page-break/>Value lower than 1 were retained.</text:p>
      <text:p text:style-name="P312"/>
      <text:h text:style-name="P313" text:outline-level="3">2.4.5 Output of VirusHunter</text:h>
      <text:p text:style-name="P314"/>
      <text:p text:style-name="P315"><text:span text:style-name="T316">VirusHunter exported the sequences of the filtered contigs in a compressed FASTA file. Furthermore, results for hits found at each step of the pipeline were documented in separate hittables files for each sequencing experiment. These individual results wer</text:span><text:span text:style-name="T317">e then compiled into a final VirusHunter hittable. A VirusHunter hittable contained 11 to 15 characteristic columns, depending on whether the input sequencing data was local or downloaded from the NCBI SRA database<text:s/></text:span><text:span text:style-name="T318">[Tabell emit typischen Aufbau für beide h</text:span><text:span text:style-name="T319">aben und drauf verweisen</text:span><text:span text:style-name="T320">].</text:span></text:p>
      <text:p text:style-name="P321"/>
      <text:p text:style-name="P322"><text:span text:style-name="T323">Table<text:s/></text:span>1<text:span text:style-name="T324">:<text:s/></text:span><text:span text:style-name="T325">Structure of VirusHunter Hittable.</text:span><text:span text:style-name="T326"><text:s/>For each column name in VirusHunter the data type (chr for character, int for integer, and dbl for double) of the values in that columns as well as 3 example values are given. The ‘run_id’ column (red) is exclusive to locally processed input data, while columns related to SRA identifiers and host information are exclusive to SRA data downloaded from NCBI (blue).</text:span><text:span text:style-name="T327"><text:s/>From the viral read the dection the best HMM profile match, its E-value and the number of hits for each observation is documented in their own column (yellow).</text:span><text:span text:style-name="T328"><text:s/></text:span><text:span text:style-name="T329">After the comparing the contigs against the viral reference database, the best match (‘ViralRefSeq_taxonomy’),the viral subject (‘ViralRefSeq_subject’), the E-value (‘ViralRefseq_E’),<text:s/></text:span><text:soft-page-break/><text:span text:style-name="T330">and the percentage of sequence identity with the viral reference (‘</text:span><text:span text:style-name="T331">ViralRefSeq_ident</text:span><text:span text:style-name="T332">’)</text:span><text:span text:style-name="T333"><text:s/>are documented in their own column (green).Lastly, the date of analysis is documented.</text:span></text:p>
      <table:table table:style-name="Table334">
        <table:table-columns>
          <table:table-column table:style-name="TableColumn335"/>
          <table:table-column table:style-name="TableColumn336"/>
          <table:table-column table:style-name="TableColumn337"/>
        </table:table-columns>
        <table:table-header-rows>
          <table:table-row table:style-name="TableRow338">
            <table:table-cell table:style-name="TableCell339">
              <text:p text:style-name="P340"><text:span text:style-name="T341">Column Name</text:span></text:p>
            </table:table-cell>
            <table:table-cell table:style-name="TableCell342">
              <text:p text:style-name="P343"><text:span text:style-name="T344">Data Type</text:span></text:p>
            </table:table-cell>
            <table:table-cell table:style-name="TableCell345">
              <text:p text:style-name="P346"><text:span text:style-name="T347">3 Example Values</text:span></text:p>
            </table:table-cell>
          </table:table-row>
        </table:table-header-rows>
        <table:table-row table:style-name="TableRow348">
          <table:table-cell table:style-name="TableCell349">
            <text:p text:style-name="P350"><text:span text:style-name="T351">run_id</text:span></text:p>
          </table:table-cell>
          <table:table-cell table:style-name="TableCell352">
            <text:p text:style-name="P353"><text:span text:style-name="T354">chr</text:span></text:p>
          </table:table-cell>
          <table:table-cell table:style-name="TableCell355">
            <text:p text:style-name="P356">041215Madag01AD01_ATCACG_L005_R1,</text:p>
            <text:p text:style-name="P357">041215Madag02AD02_CGATGT_L005_R1,<text:s/></text:p>
            <text:p text:style-name="P358"><text:span text:style-name="T359">041215Madag02AD02_CGATGT_L005_R1</text:span></text:p>
          </table:table-cell>
        </table:table-row>
        <table:table-row table:style-name="TableRow360">
          <table:table-cell table:style-name="TableCell361">
            <text:p text:style-name="P362"><text:span text:style-name="T363">SRA_run</text:span></text:p>
          </table:table-cell>
          <table:table-cell table:style-name="TableCell364">
            <text:p text:style-name="P365"><text:span text:style-name="T366">chr</text:span></text:p>
          </table:table-cell>
          <table:table-cell table:style-name="TableCell367">
            <text:p text:style-name="P368"><text:span text:style-name="T369">SRR12572674, SRR12572674, SRR12572674</text:span></text:p>
          </table:table-cell>
        </table:table-row>
        <table:table-row table:style-name="TableRow370">
          <table:table-cell table:style-name="TableCell371">
            <text:p text:style-name="P372"><text:span text:style-name="T373">SRA_sample</text:span></text:p>
          </table:table-cell>
          <table:table-cell table:style-name="TableCell374">
            <text:p text:style-name="P375"><text:span text:style-name="T376">chr</text:span></text:p>
          </table:table-cell>
          <table:table-cell table:style-name="TableCell377">
            <text:p text:style-name="P378"><text:span text:style-name="T379">SRS7308984, SRS7308984, SRS7308984</text:span></text:p>
          </table:table-cell>
        </table:table-row>
        <table:table-row table:style-name="TableRow380">
          <table:table-cell table:style-name="TableCell381">
            <text:p text:style-name="P382"><text:span text:style-name="T383">SRA_study</text:span></text:p>
          </table:table-cell>
          <table:table-cell table:style-name="TableCell384">
            <text:p text:style-name="P385"><text:span text:style-name="T386">chr</text:span></text:p>
          </table:table-cell>
          <table:table-cell table:style-name="TableCell387">
            <text:p text:style-name="P388"><text:span text:style-name="T389">SRP279765, SRP279765, SRP279765</text:span></text:p>
          </table:table-cell>
        </table:table-row>
        <table:table-row table:style-name="TableRow390">
          <table:table-cell table:style-name="TableCell391">
            <text:p text:style-name="P392"><text:span text:style-name="T393">host_taxon</text:span></text:p>
          </table:table-cell>
          <table:table-cell table:style-name="TableCell394">
            <text:p text:style-name="P395"><text:span text:style-name="T396">chr</text:span></text:p>
          </table:table-cell>
          <table:table-cell table:style-name="TableCell397">
            <text:p text:style-name="P398"><text:span text:style-name="T399">Sus scrofa, Sus scrofa, Sus scrofa</text:span></text:p>
          </table:table-cell>
        </table:table-row>
        <table:table-row table:style-name="TableRow400">
          <table:table-cell table:style-name="TableCell401">
            <text:p text:style-name="P402"><text:span text:style-name="T403">host_taxid</text:span></text:p>
          </table:table-cell>
          <table:table-cell table:style-name="TableCell404">
            <text:p text:style-name="P405"><text:span text:style-name="T406">int</text:span></text:p>
          </table:table-cell>
          <table:table-cell table:style-name="TableCell407">
            <text:p text:style-name="P408"><text:span text:style-name="T409">9.82e+03, 9.82e+03, 9.82e+03</text:span></text:p>
          </table:table-cell>
        </table:table-row>
        <table:table-row table:style-name="TableRow410">
          <table:table-cell table:style-name="TableCell411">
            <text:p text:style-name="P412"><text:span text:style-name="T413">num_hits</text:span></text:p>
          </table:table-cell>
          <table:table-cell table:style-name="TableCell414">
            <text:p text:style-name="P415"><text:span text:style-name="T416">int</text:span></text:p>
          </table:table-cell>
          <table:table-cell table:style-name="TableCell417">
            <text:p text:style-name="P418"><text:span text:style-name="T419">3.00e+00, 3.20e+01, 7.00e+00</text:span></text:p>
          </table:table-cell>
        </table:table-row>
        <table:table-row table:style-name="TableRow420">
          <table:table-cell table:style-name="TableCell421">
            <text:p text:style-name="P422"><text:span text:style-name="T423">best_E</text:span></text:p>
          </table:table-cell>
          <table:table-cell table:style-name="TableCell424">
            <text:p text:style-name="P425"><text:span text:style-name="T426">dbl</text:span></text:p>
          </table:table-cell>
          <table:table-cell table:style-name="TableCell427">
            <text:p text:style-name="P428"><text:span text:style-name="T429">5.60e-16, 4.60e-07, 1.20e-05</text:span></text:p>
          </table:table-cell>
        </table:table-row>
        <table:table-row table:style-name="TableRow430">
          <table:table-cell table:style-name="TableCell431">
            <text:p text:style-name="P432"><text:span text:style-name="T433">best_query</text:span></text:p>
          </table:table-cell>
          <table:table-cell table:style-name="TableCell434">
            <text:p text:style-name="P435"><text:span text:style-name="T436">chr</text:span></text:p>
          </table:table-cell>
          <table:table-cell table:style-name="TableCell437">
            <text:p text:style-name="P438"><text:span text:style-name="T439">Tymo_RdRp, Tombus-Noda_RdRp, Hepe-Virga_RdRp</text:span></text:p>
          </table:table-cell>
        </table:table-row>
        <table:table-row table:style-name="TableRow440">
          <table:table-cell table:style-name="TableCell441">
            <text:p text:style-name="P442"><text:span text:style-name="T443">ViralRefSeq_E</text:span></text:p>
          </table:table-cell>
          <table:table-cell table:style-name="TableCell444">
            <text:p text:style-name="P445"><text:span text:style-name="T446">dbl</text:span></text:p>
          </table:table-cell>
          <table:table-cell table:style-name="TableCell447">
            <text:p text:style-name="P448"><text:span text:style-name="T449">1.23e-28, 8.21e-44, 4.05e-08</text:span></text:p>
          </table:table-cell>
        </table:table-row>
        <table:table-row table:style-name="TableRow450">
          <table:table-cell table:style-name="TableCell451">
            <text:p text:style-name="P452"><text:span text:style-name="T453">ViralRefSeq_ident</text:span></text:p>
          </table:table-cell>
          <table:table-cell table:style-name="TableCell454">
            <text:p text:style-name="P455"><text:span text:style-name="T456">dbl</text:span></text:p>
          </table:table-cell>
          <table:table-cell table:style-name="TableCell457">
            <text:p text:style-name="P458"><text:span text:style-name="T459">9</text:span><text:span text:style-name="T460">3</text:span><text:span text:style-name="T461">.9, 7</text:span><text:span text:style-name="T462">2</text:span><text:span text:style-name="T463">.3, 3</text:span><text:span text:style-name="T464">7</text:span><text:span text:style-name="T465">.7</text:span></text:p>
          </table:table-cell>
        </table:table-row>
        <table:table-row table:style-name="TableRow466">
          <table:table-cell table:style-name="TableCell467">
            <text:p text:style-name="P468"><text:span text:style-name="T469">ViralRefSeq_aLen.sLen</text:span></text:p>
          </table:table-cell>
          <table:table-cell table:style-name="TableCell470">
            <text:p text:style-name="P471"><text:span text:style-name="T472">chr</text:span></text:p>
          </table:table-cell>
          <table:table-cell table:style-name="TableCell473">
            <text:p text:style-name="P474"><text:span text:style-name="T475">147 / 150, 303 / 331, 183 / 227</text:span></text:p>
          </table:table-cell>
        </table:table-row>
        <table:table-row table:style-name="TableRow476">
          <table:table-cell table:style-name="TableCell477">
            <text:p text:style-name="P478"><text:span text:style-name="T479">ViralRefSeq_contigs</text:span></text:p>
          </table:table-cell>
          <table:table-cell table:style-name="TableCell480">
            <text:p text:style-name="P481"><text:span text:style-name="T482">int</text:span></text:p>
          </table:table-cell>
          <table:table-cell table:style-name="TableCell483">
            <text:p text:style-name="P484"><text:span text:style-name="T485">3, 7, 1</text:span></text:p>
          </table:table-cell>
        </table:table-row>
        <table:table-row table:style-name="TableRow486">
          <table:table-cell table:style-name="TableCell487">
            <text:p text:style-name="P488"><text:span text:style-name="T489">ViralRefSeq_subject</text:span></text:p>
          </table:table-cell>
          <table:table-cell table:style-name="TableCell490">
            <text:p text:style-name="P491"><text:span text:style-name="T492">chr</text:span></text:p>
          </table:table-cell>
          <table:table-cell table:style-name="TableCell493">
            <text:p text:style-name="P494">NC_015220.1|Grapevine berry inner necrosis virus, complete genome,<text:s/></text:p>
            <text:p text:style-name="P495">|N/A,<text:s/></text:p>
            <text:p text:style-name="P496"><text:span text:style-name="T497">NC_004106.1|Paprika mild mottle virus, complete genome</text:span></text:p>
          </table:table-cell>
        </table:table-row>
        <table:table-row table:style-name="TableRow498">
          <table:table-cell table:style-name="TableCell499">
            <text:p text:style-name="P500"><text:span text:style-name="T501">ViralRefSeq_taxonomy</text:span></text:p>
          </table:table-cell>
          <table:table-cell table:style-name="TableCell502">
            <text:p text:style-name="P503"><text:span text:style-name="T504">chr</text:span></text:p>
          </table:table-cell>
          <table:table-cell table:style-name="TableCell505">
            <text:p text:style-name="P506">taxid:81877|Trichovirus|Trivirinae|Betaflexiviridae|Tymovirales|Alsuviricetes</text:p>
            <text:p text:style-name="P507">|Kitrinoviricota|Orthornavirae|Riboviria,<text:s/></text:p>
            <text:p text:style-name="P508">taxid:,</text:p>
            <text:p text:style-name="P509">taxid:35281|Tobamovirus|Virgaviridae|Martellivirales|</text:p>
            <text:p text:style-name="P510">Alsuviricetes|Kitrinoviricota|Orthornavirae|Riboviria</text:p>
          </table:table-cell>
        </table:table-row>
        <table:table-row table:style-name="TableRow511">
          <table:table-cell table:style-name="TableCell512">
            <text:p text:style-name="P513"><text:span text:style-name="T514">date_analyzed</text:span></text:p>
          </table:table-cell>
          <table:table-cell table:style-name="TableCell515">
            <text:p text:style-name="P516"><text:span text:style-name="T517">chr</text:span></text:p>
          </table:table-cell>
          <table:table-cell table:style-name="TableCell518">
            <text:p text:style-name="P519"><text:span text:style-name="T520">2024-07-02, 2024-07-02, 2024-07-02</text:span></text:p>
          </table:table-cell>
        </table:table-row>
      </table:table>
      <text:p text:style-name="P521"/>
      <text:p text:style-name="P522"/>
      <text:p text:style-name="P523">For Data downloaded from NCBI, the hittable included columns with identifiers for each SRA run, sample, and study identifier. Additionally, the hittable featured columns with details about the host taxon and the host taxon identifier. For each SRA run, the best match against the viral reference database was documented, providing details such as the viral reference taxonomy name, the percentage of<text:s/>sequence identity<text:s/>with the viral reference, and the E-value of the best match. The E-value and the name of the best HMM profile match were also documented in separate columns, along the number of viral contigs identified for each SRA run.</text:p>
      <text:p text:style-name="P524">For locally processed data, the hittable omitted the columns related to SRA identifiers and host information, replacing them with a single column for the Identifiers of the local FASTQ files.</text:p>
      <text:p text:style-name="P525"/>
      <text:soft-page-break/>
      <text:h text:style-name="P526" text:outline-level="2">2.5 VirusGatherer</text:h>
      <text:p text:style-name="P527"/>
      <text:p text:style-name="P528">The identified viral contigs found in the VirusHunter stage serve as seeds for the progressive assembly of full-length viral genome sequences.<text:s/>This section details how VirusGatherer was utilized in this work.</text:p>
      <text:h text:style-name="P529" text:outline-level="3">2.5.1 Assembly of Contigs</text:h>
      <text:p text:style-name="P530"/>
      <text:p text:style-name="P531">For VirusGatherer, fastp was used to trim adapters and remove low-quality bases from each unprocessed FASTQ file, which was then converted to FASTA format. Unlike<text:s/>the VirusHunter stage, no translation into protein for each reading frame was performed. The viral contigs were assembled into super-contigs via CAP3, considering only sequences with an overhang percentage of 99% or less, and a minimum overlap length of 20 bases for assembly. These were then utilized as seeds for a targeted assembly of 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 the initial similarity search, BLASTN with an E-value cutoff of 1e-3, a percentage identity of 85%, and a word size of 7 was applied. Lastly, the modified version of Genseed-HMM performed deduplication in each iteration to decrease CAP3 assembly time.</text:p>
      <text:p text:style-name="P532"/>
      <text:h text:style-name="P533" text:outline-level="3">2.5.2 Compare against viral reference database</text:h>
      <text:p text:style-name="P534"/>
      <text:p text:style-name="P535">Assembled contigs were compared against NCBI’s database of reference viral proteins using BLASTX. For the BLASTX queries, the maximum number of reported high-scoring segment pairs (HSPs) – which are local alignments with the highest scores and no gaps – was set to 1. Additionally, the maximum number of target sequences returned per query was also set to 1.</text:p>
      <text:p text:style-name="P536"/>
      <text:p text:style-name="P537"/>
      <text:h text:style-name="P538" text:outline-level="3">2.5.3 Output of VirusGatherer</text:h>
      <text:p text:style-name="P539"/>
      <text:p text:style-name="P540"/>
      <text:soft-page-break/>
      <text:p text:style-name="P541"><text:span text:style-name="T542">Table<text:s/></text:span>1<text:span text:style-name="T543">:<text:s/></text:span><text:span text:style-name="T544">VirusGatherer Structure.</text:span></text:p>
      <table:table table:style-name="Table545">
        <table:table-columns>
          <table:table-column table:style-name="TableColumn546"/>
          <table:table-column table:style-name="TableColumn547"/>
          <table:table-column table:style-name="TableColumn548"/>
        </table:table-columns>
        <table:table-header-rows>
          <table:table-row table:style-name="TableRow549">
            <table:table-cell table:style-name="TableCell550">
              <text:p text:style-name="P551"><text:span text:style-name="T552">Column Name</text:span></text:p>
            </table:table-cell>
            <table:table-cell table:style-name="TableCell553">
              <text:p text:style-name="P554"><text:span text:style-name="T555">Data Type</text:span></text:p>
            </table:table-cell>
            <table:table-cell table:style-name="TableCell556">
              <text:p text:style-name="P557"><text:span text:style-name="T558">Example Values</text:span></text:p>
            </table:table-cell>
          </table:table-row>
        </table:table-header-rows>
        <table:table-row table:style-name="TableRow559">
          <table:table-cell table:style-name="TableCell560">
            <text:p text:style-name="P561"><text:span text:style-name="T562">run_id</text:span></text:p>
          </table:table-cell>
          <table:table-cell table:style-name="TableCell563">
            <text:p text:style-name="P564"><text:span text:style-name="T565">chr</text:span></text:p>
          </table:table-cell>
          <table:table-cell table:style-name="TableCell566">
            <text:p text:style-name="P567">041215Madag01AD01_ATCACG_L005_R1,<text:s/></text:p>
            <text:p text:style-name="P568">041215Madag02AD02_CGATGT_L005_R1,</text:p>
            <text:p text:style-name="P569"><text:span text:style-name="T570">041215Madag02AD02_CGATGT_L005_R1</text:span></text:p>
          </table:table-cell>
        </table:table-row>
        <table:table-row table:style-name="TableRow571">
          <table:table-cell table:style-name="TableCell572">
            <text:p text:style-name="P573"><text:span text:style-name="T574">SRA_run</text:span></text:p>
          </table:table-cell>
          <table:table-cell table:style-name="TableCell575">
            <text:p text:style-name="P576"><text:span text:style-name="T577">chr</text:span></text:p>
          </table:table-cell>
          <table:table-cell table:style-name="TableCell578">
            <text:p text:style-name="P579">SRR12572674, SRR12572674, SRR12572674</text:p>
          </table:table-cell>
        </table:table-row>
        <table:table-row table:style-name="TableRow580">
          <table:table-cell table:style-name="TableCell581">
            <text:p text:style-name="P582"><text:span text:style-name="T583">SRA_sample</text:span></text:p>
          </table:table-cell>
          <table:table-cell table:style-name="TableCell584">
            <text:p text:style-name="P585"><text:span text:style-name="T586">chr</text:span></text:p>
          </table:table-cell>
          <table:table-cell table:style-name="TableCell587">
            <text:p text:style-name="P588">SRS7308984, SRS7308984,SRS7308984</text:p>
          </table:table-cell>
        </table:table-row>
        <table:table-row table:style-name="TableRow589">
          <table:table-cell table:style-name="TableCell590">
            <text:p text:style-name="P591"><text:span text:style-name="T592">SRA_study</text:span></text:p>
          </table:table-cell>
          <table:table-cell table:style-name="TableCell593">
            <text:p text:style-name="P594"><text:span text:style-name="T595">chr</text:span></text:p>
          </table:table-cell>
          <table:table-cell table:style-name="TableCell596">
            <text:p text:style-name="P597">SRP279765,SRP279765, SRP279765</text:p>
          </table:table-cell>
        </table:table-row>
        <table:table-row table:style-name="TableRow598">
          <table:table-cell table:style-name="TableCell599">
            <text:p text:style-name="P600"><text:span text:style-name="T601">host_taxon</text:span></text:p>
          </table:table-cell>
          <table:table-cell table:style-name="TableCell602">
            <text:p text:style-name="P603"><text:span text:style-name="T604">chr</text:span></text:p>
          </table:table-cell>
          <table:table-cell table:style-name="TableCell605">
            <text:p text:style-name="P606">Sus scrofa, Sus scrofa, Sus scrofa</text:p>
          </table:table-cell>
        </table:table-row>
        <table:table-row table:style-name="TableRow607">
          <table:table-cell table:style-name="TableCell608">
            <text:p text:style-name="P609"><text:span text:style-name="T610">host_taxid</text:span></text:p>
          </table:table-cell>
          <table:table-cell table:style-name="TableCell611">
            <text:p text:style-name="P612"><text:span text:style-name="T613">int</text:span></text:p>
          </table:table-cell>
          <table:table-cell table:style-name="TableCell614">
            <text:p text:style-name="P615">9.82e+03,9.82e+03, 9.82e+03</text:p>
          </table:table-cell>
        </table:table-row>
        <table:table-row table:style-name="TableRow616">
          <table:table-cell table:style-name="TableCell617">
            <text:p text:style-name="P618"><text:span text:style-name="T619">contig_id</text:span></text:p>
          </table:table-cell>
          <table:table-cell table:style-name="TableCell620">
            <text:p text:style-name="P621"><text:span text:style-name="T622">chr</text:span></text:p>
          </table:table-cell>
          <table:table-cell table:style-name="TableCell623">
            <text:p text:style-name="P624">SRR12572674_cap3_Contig-1,SRR12572674_cap3_Contig-2, SRR12572674_cap3_Contig-3</text:p>
          </table:table-cell>
        </table:table-row>
        <table:table-row table:style-name="TableRow625">
          <table:table-cell table:style-name="TableCell626">
            <text:p text:style-name="P627"><text:span text:style-name="T628">contig_len</text:span></text:p>
          </table:table-cell>
          <table:table-cell table:style-name="TableCell629">
            <text:p text:style-name="P630"><text:span text:style-name="T631">int</text:span></text:p>
          </table:table-cell>
          <table:table-cell table:style-name="TableCell632">
            <text:p text:style-name="P633"><text:span text:style-name="T634">8.93e+03, 1.71e+03, 1.29e+03</text:span></text:p>
          </table:table-cell>
        </table:table-row>
        <table:table-row table:style-name="TableRow635">
          <table:table-cell table:style-name="TableCell636">
            <text:p text:style-name="P637"><text:span text:style-name="T638">ViralRefSeq_E</text:span></text:p>
          </table:table-cell>
          <table:table-cell table:style-name="TableCell639">
            <text:p text:style-name="P640"><text:span text:style-name="T641">dbl</text:span></text:p>
          </table:table-cell>
          <table:table-cell table:style-name="TableCell642">
            <text:p text:style-name="P643"><text:span text:style-name="T644">0.00e+00, 3.66e-61, 5.78e-38</text:span></text:p>
          </table:table-cell>
        </table:table-row>
        <table:table-row table:style-name="TableRow645">
          <table:table-cell table:style-name="TableCell646">
            <text:p text:style-name="P647"><text:span text:style-name="T648">ViralRefSeq_ident</text:span></text:p>
          </table:table-cell>
          <table:table-cell table:style-name="TableCell649">
            <text:p text:style-name="P650"><text:span text:style-name="T651">dbl</text:span></text:p>
          </table:table-cell>
          <table:table-cell table:style-name="TableCell652">
            <text:p text:style-name="P653"><text:span text:style-name="T654">3.38e+01, 3.86e+01, 2.85e+01</text:span></text:p>
          </table:table-cell>
        </table:table-row>
        <table:table-row table:style-name="TableRow655">
          <table:table-cell table:style-name="TableCell656">
            <text:p text:style-name="P657"><text:span text:style-name="T658">ViralRefSeq_aLen</text:span></text:p>
          </table:table-cell>
          <table:table-cell table:style-name="TableCell659">
            <text:p text:style-name="P660"><text:span text:style-name="T661">int</text:span></text:p>
          </table:table-cell>
          <table:table-cell table:style-name="TableCell662">
            <text:p text:style-name="P663"><text:span text:style-name="T664">1.30e+03, 3.08e+02, 3.83e+02</text:span></text:p>
          </table:table-cell>
        </table:table-row>
        <table:table-row table:style-name="TableRow665">
          <table:table-cell table:style-name="TableCell666">
            <text:p text:style-name="P667"><text:span text:style-name="T668">ViralRefSeq_subject</text:span></text:p>
          </table:table-cell>
          <table:table-cell table:style-name="TableCell669">
            <text:p text:style-name="P670"><text:span text:style-name="T671">chr</text:span></text:p>
          </table:table-cell>
          <table:table-cell table:style-name="TableCell672">
            <text:p text:style-name="P673">acc:YP_009336621|hypothetical protein [Hubei tetragnatha maxillosa virus 1],<text:s/></text:p>
            <text:p text:style-name="P674">acc:YP_009342179|RNA-dependent DNA polymerase [Lymphocystis disease virus Sa],</text:p>
            <text:p text:style-name="P675"><text:span text:style-name="T676">acc:YP_009333242|RdRp [Beihai charybdis crab virus 1]</text:span></text:p>
          </table:table-cell>
        </table:table-row>
        <table:table-row table:style-name="TableRow677">
          <table:table-cell table:style-name="TableCell678">
            <text:p text:style-name="P679"><text:span text:style-name="T680">ViralRefSeq_taxonomy</text:span></text:p>
          </table:table-cell>
          <table:table-cell table:style-name="TableCell681">
            <text:p text:style-name="P682"><text:span text:style-name="T683">chr</text:span></text:p>
          </table:table-cell>
          <table:table-cell table:style-name="TableCell684">
            <text:p text:style-name="P685">taxid:1923243|Riboviria, taxid:1898060|Lymphocystivirus|Alphairidovirinae|Iridoviridae|Pimascovirales|</text:p>
            <text:p text:style-name="P686">Megaviricetes|Nucleocytoviricota|Bamfordvirae|Varidnaviria,<text:s/></text:p>
            <text:p text:style-name="P687"><text:span text:style-name="T688">taxid:1922376|Riboviria</text:span></text:p>
          </table:table-cell>
        </table:table-row>
        <table:table-row table:style-name="TableRow689">
          <table:table-cell table:style-name="TableCell690">
            <text:p text:style-name="P691"><text:span text:style-name="T692">date_analyzed</text:span></text:p>
          </table:table-cell>
          <table:table-cell table:style-name="TableCell693">
            <text:p text:style-name="P694"><text:span text:style-name="T695">chr</text:span></text:p>
          </table:table-cell>
          <table:table-cell table:style-name="TableCell696">
            <text:p text:style-name="P697"><text:span text:style-name="T698">2024-07-02, 2024-07-02, 2024-07-02</text:span></text:p>
          </table:table-cell>
        </table:table-row>
      </table:table>
      <text:p text:style-name="P699"/>
      <text:p text:style-name="P700"><text:span text:style-name="T701">VirusGatherer</text:span><text:span text:style-name="T702"><text:s/>returned the sequences<text:s/></text:span><text:span text:style-name="T703">of the</text:span><text:span text:style-name="T704"><text:s/>assembled viral contigs/ whole genomes. Furthermore, hittables similar to the VirusHunter hittables were generated<text:s/></text:span><text:span text:style-name="T705">[Bild von VirusGatherer hittable aufbau</text:span><text:span text:style-name="T706">]. Virusgatherer hittables also contained columns related to SRA identi</text:span><text:span text:style-name="T707">fiers and host information, or the identifiers for the locally available FASTQ files, depending on the input used. Unique columns in VirusGatherer hittables included viral contig name and its length, as well as details of the best viral match from the vira</text:span><text:span text:style-name="T708">l reference database comparison.</text:span></text:p>
      <text:p text:style-name="P709"/>
      <text:p text:style-name="P710"/>
      <text:p text:style-name="P711"/>
      <text:p text:style-name="P712"/>
      <text:h text:style-name="Überschrift2" text:outline-level="2">2.6 Virusparies</text:h>
      <text:p text:style-name="P713"/>
      <text:p text:style-name="P714">One of the outcomes of this master´s thesis was the development of the R package<text:s/><text:soft-page-break/>Virusparies.<text:s/><text:span text:style-name="T715">Virusparies provides functions to subset and process hittables, calculate summary statistics, and create plots</text:span><text:span text:style-name="T716"><text:s/>and graphical tables for VirusHunter and VirusGatherer hittables. Both import of hittables into R and export of results in a user-specified file format was handled by Virusparies. Virus family names were extracted from the ‘ViralRefSeq_taxonomy’ column fo</text:span><text:span text:style-name="T717">r each observation of the hittables via the VhgPreprocessTaxa function.<text:s/></text:span>Where no family name is present, but it is possible to infer the phylum from other information in the ‘ViralRefSeq_taxonomy’ column, ‘unclassified’ followed by the phylum name was used. If inferring the phylum was not possible, only ‘unclassified’ 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 sequences were plotted in bar<text:s/>charts. The relationship between viral reference sequence identity and the negative logarithm of viral E-values was depicted in scatter plots. When VirusGatherer were used as input, a bubble plot was generated instead, with contig lengths represented by the size of the bubbles. Crucially, each dataset was filtered to include only observations with an E-value of 1e-5 or lower in the ‘ViralRefSeq_E’ column before plotting. When E-values were plotted, the negative logarithm of the threshold served as a cutoff<text:s/>line instead, and no 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h text:style-name="P718" text:outline-level="1"><text:bookmark-start text:name="_Toc171073321"/><text:soft-page-break/><text:span text:style-name="T723">Results</text:span><text:bookmark-end text:name="_Toc171073321"/></text:h>
      <text:h text:style-name="P724" text:outline-level="1"><text:bookmark-start text:name="_Toc171073322"/><text:soft-page-break/><text:span text:style-name="T729">Discussion</text:span><text:bookmark-end text:name="_Toc171073322"/></text:h>
      <text:p text:style-name="P730"/>
      <text:p text:style-name="P735"/>
      <text:h text:style-name="Überschrift1" text:outline-level="1"><text:span text:style-name="T736">Appendix</text:span></text:h>
      <text:p text:style-name="FirstParagraph"/>
      <text:p text:style-name="P737"/>
      <text:p text:style-name="P738"/>
      <text:h text:style-name="Überschrift1" text:outline-level="1"><text:span text:style-name="T739">List of<text:s/></text:span><text:span text:style-name="T740">references</text:span></text:h>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style:style style:name="FirstParagraph" style:display-name="First Paragraph" style:family="paragraph" style:parent-style-name="Textkörper" style:next-style-name="Textkörper">
      <style:paragraph-properties style:vertical-align="auto" fo:margin-top="0.125in" fo:margin-bottom="0.125in"/>
      <style:text-properties style:font-name="Calibri" style:font-name-asian="Calibri" style:font-name-complex="Times New Roman" fo:font-size="12pt" style:font-size-asian="12pt" style:font-size-complex="12pt" fo:language="en" fo:country="US" fo:hyphenate="tru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fo:font-size="26pt" style:font-size-asian="26pt"/>
    </style:style>
    <text:list-style style:name="WWNum3" style:display-name="WWNum3">
      <text:list-level-style-number text:level="1" text:style-name="WW_CharLFO25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6LVL1" style:family="text">
      <style:text-properties fo:font-size="26pt" style:font-size-asian="26pt"/>
    </style:style>
    <text:list-style style:name="WWNum4" style:display-name="WWNum4">
      <text:list-level-style-number text:level="1" text:style-name="WW_CharLFO26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7LVL2" style:family="text">
      <style:text-properties style:font-name="Times New Roman" style:font-name-complex="Courier New"/>
    </style:style>
    <style:style style:name="WW_CharLFO27LVL5" style:family="text">
      <style:text-properties style:font-name="Times New Roman" style:font-name-complex="Courier New"/>
    </style:style>
    <style:style style:name="WW_CharLFO27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Times New Roman" style:font-name-complex="Courier New"/>
    </style:style>
    <style:style style:name="WW_CharLFO28LVL5" style:family="text">
      <style:text-properties style:font-name="Times New Roman" style:font-name-complex="Courier New"/>
    </style:style>
    <style:style style:name="WW_CharLFO28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Times New Roman" style:font-name-asian="Calibri" style:font-name-complex="Arial"/>
    </style:style>
    <style:style style:name="WW_CharLFO30LVL2" style:family="text">
      <style:text-properties style:font-name="Times New Roman" style:font-name-complex="Courier New"/>
    </style:style>
    <style:style style:name="WW_CharLFO30LVL5" style:family="text">
      <style:text-properties style:font-name="Times New Roman" style:font-name-complex="Courier New"/>
    </style:style>
    <style:style style:name="WW_CharLFO30LVL8" style:family="text">
      <style:text-properties style:font-name="Times New Roman" style:font-name-complex="Courier New"/>
    </style:style>
    <text:list-style style:name="WWNum8" style:display-name="WWNum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Times New Roman" style:font-name-complex="Courier New"/>
    </style:style>
    <style:style style:name="WW_CharLFO31LVL5" style:family="text">
      <style:text-properties style:font-name="Times New Roman" style:font-name-complex="Courier New"/>
    </style:style>
    <style:style style:name="WW_CharLFO31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Times New Roman" style:font-name-complex="Courier New"/>
    </style:style>
    <style:style style:name="WW_CharLFO32LVL5" style:family="text">
      <style:text-properties style:font-name="Times New Roman" style:font-name-complex="Courier New"/>
    </style:style>
    <style:style style:name="WW_CharLFO32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Times New Roman" style:font-name-complex="Courier New"/>
    </style:style>
    <style:style style:name="WW_CharLFO33LVL5" style:family="text">
      <style:text-properties style:font-name="Times New Roman" style:font-name-complex="Courier New"/>
    </style:style>
    <style:style style:name="WW_CharLFO33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4LVL1" style:family="text">
      <style:text-properties style:font-name="Times New Roman" style:font-name-asian="Calibri" style:font-name-complex="Arial"/>
    </style:style>
    <style:style style:name="WW_CharLFO34LVL2" style:family="text">
      <style:text-properties style:font-name="Times New Roman" style:font-name-complex="Courier New"/>
    </style:style>
    <style:style style:name="WW_CharLFO34LVL5" style:family="text">
      <style:text-properties style:font-name="Times New Roman" style:font-name-complex="Courier New"/>
    </style:style>
    <style:style style:name="WW_CharLFO34LVL8" style:family="text">
      <style:text-properties style:font-name="Times New Roman" style:font-name-complex="Courier New"/>
    </style:style>
    <text:list-style style:name="WWNum12" style:display-name="WWNum12">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9LVL1" style:family="text">
      <style:text-properties style:font-name="Wingdings" style:font-name-asian="Calibri" style:font-name-complex="Aria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63" style:parent-style-name="Fußzeile" style:family="paragraph">
      <style:paragraph-properties fo:text-align="center"/>
    </style:style>
    <style:style style:name="T264" style:parent-style-name="Absatz-Standardschriftart" style:family="text">
      <style:text-properties fo:language="de" fo:country="DE"/>
    </style:style>
    <style:style style:name="P265"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1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20" style:parent-style-name="Fußzeile" style:family="paragraph">
      <style:paragraph-properties fo:text-align="center"/>
    </style:style>
    <style:style style:name="T721" style:parent-style-name="Absatz-Standardschriftart" style:family="text">
      <style:text-properties fo:language="de" fo:country="DE"/>
    </style:style>
    <style:style style:name="P722"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2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26" style:parent-style-name="Fußzeile" style:family="paragraph">
      <style:paragraph-properties fo:text-align="center"/>
    </style:style>
    <style:style style:name="T727" style:parent-style-name="Absatz-Standardschriftart" style:family="text">
      <style:text-properties fo:language="de" fo:country="DE"/>
    </style:style>
    <style:style style:name="P728"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3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32" style:parent-style-name="Fußzeile" style:family="paragraph">
      <style:paragraph-properties fo:text-align="center"/>
    </style:style>
    <style:style style:name="T733" style:parent-style-name="Absatz-Standardschriftart" style:family="text">
      <style:text-properties fo:language="de" fo:country="DE"/>
    </style:style>
    <style:style style:name="P734"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2</text:page-number></text:span></text:p>
        <text:p text:style-name="P161"/>
      </style:footer>
    </style:master-page>
    <style:master-page style:name="MP8" style:page-layout-name="PL8">
      <style:header>
        <text:p text:style-name="P262">Material and Methods</text:p>
      </style:header>
      <style:footer>
        <text:p text:style-name="P263"><text:span text:style-name="T264"><text:page-number text:fixed="false">17</text:page-number></text:span></text:p>
        <text:p text:style-name="P265"/>
      </style:footer>
    </style:master-page>
    <style:master-page style:name="MP9" style:page-layout-name="PL9">
      <style:header>
        <text:p text:style-name="P719">Results</text:p>
      </style:header>
      <style:footer>
        <text:p text:style-name="P720"><text:span text:style-name="T721"><text:page-number text:fixed="false">21</text:page-number></text:span></text:p>
        <text:p text:style-name="P722"/>
      </style:footer>
    </style:master-page>
    <style:master-page style:name="MP10" style:page-layout-name="PL10">
      <style:header>
        <text:p text:style-name="P725">Discussion</text:p>
      </style:header>
      <style:footer>
        <text:p text:style-name="P726"><text:span text:style-name="T727"><text:page-number text:fixed="false">22</text:page-number></text:span></text:p>
        <text:p text:style-name="P728"/>
      </style:footer>
    </style:master-page>
    <style:master-page style:name="MP11" style:page-layout-name="PL11">
      <style:header>
        <text:p text:style-name="P731">Bibliography</text:p>
      </style:header>
      <style:footer>
        <text:p text:style-name="P732"><text:span text:style-name="T733"><text:page-number text:fixed="false">23</text:page-number></text:span></text:p>
        <text:p text:style-name="P73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Sergej Ruff</dc:creator>
    <meta:creation-date>2024-07-28T14:14:00Z</meta:creation-date>
    <dc:date>2024-07-29T12:54:00Z</dc:date>
    <meta:print-date>2022-09-18T12:20:00Z</meta:print-date>
    <meta:template xlink:href="Normal" xlink:type="simple"/>
    <meta:editing-cycles>13</meta:editing-cycles>
    <meta:editing-duration>PT0S</meta:editing-duration>
    <meta:user-defined meta:name="AppVersion">16.0000</meta:user-defined>
    <meta:document-statistic meta:page-count="27" meta:paragraph-count="55" meta:word-count="3803" meta:character-count="27712" meta:row-count="199" meta:non-whitespace-character-count="23964"/>
  </office:meta>
</office:document-meta>
</file>